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55in"/>
    </style:style>
    <style:style style:name="co2" style:family="table-column">
      <style:table-column-properties fo:break-before="auto" style:column-width="0.972in"/>
    </style:style>
    <style:style style:name="co3" style:family="table-column">
      <style:table-column-properties fo:break-before="auto" style:column-width="2.078in"/>
    </style:style>
    <style:style style:name="co4" style:family="table-column">
      <style:table-column-properties fo:break-before="auto" style:column-width="0.8925in"/>
    </style:style>
    <style:style style:name="co5" style:family="table-column">
      <style:table-column-properties fo:break-before="auto" style:column-width="6.0083in"/>
    </style:style>
    <style:style style:name="co6" style:family="table-column">
      <style:table-column-properties fo:break-before="auto" style:column-width="3.2638in"/>
    </style:style>
    <style:style style:name="co7" style:family="table-column">
      <style:table-column-properties fo:break-before="auto" style:column-width="0.702in"/>
    </style:style>
    <style:style style:name="co8" style:family="table-column">
      <style:table-column-properties fo:break-before="auto" style:column-width="0.678in"/>
    </style:style>
    <style:style style:name="co9" style:family="table-column">
      <style:table-column-properties fo:break-before="auto" style:column-width="2.1071in"/>
    </style:style>
    <style:style style:name="co10" style:family="table-column">
      <style:table-column-properties fo:break-before="auto" style:column-width="1.2437in"/>
    </style:style>
    <style:style style:name="co11" style:family="table-column">
      <style:table-column-properties fo:break-before="auto" style:column-width="5.5075in"/>
    </style:style>
    <style:style style:name="co12" style:family="table-column">
      <style:table-column-properties fo:break-before="auto" style:column-width="0.6799in"/>
    </style:style>
    <style:style style:name="co13" style:family="table-column">
      <style:table-column-properties fo:break-before="auto" style:column-width="0.8083in"/>
    </style:style>
    <style:style style:name="co14" style:family="table-column">
      <style:table-column-properties fo:break-before="auto" style:column-width="1.6902in"/>
    </style:style>
    <style:style style:name="co15" style:family="table-column">
      <style:table-column-properties fo:break-before="auto" style:column-width="6.7728in"/>
    </style:style>
    <style:style style:name="co16" style:family="table-column">
      <style:table-column-properties fo:break-before="auto" style:column-width="1.9138in"/>
    </style:style>
    <style:style style:name="co17" style:family="table-column">
      <style:table-column-properties fo:break-before="auto" style:column-width="0.6165in"/>
    </style:style>
    <style:style style:name="co18" style:family="table-column">
      <style:table-column-properties fo:break-before="auto" style:column-width="0.6772in"/>
    </style:style>
    <style:style style:name="co19" style:family="table-column">
      <style:table-column-properties fo:break-before="auto" style:column-width="1.5098in"/>
    </style:style>
    <style:style style:name="co20" style:family="table-column">
      <style:table-column-properties fo:break-before="auto" style:column-width="6.2201in"/>
    </style:style>
    <style:style style:name="co21" style:family="table-column">
      <style:table-column-properties fo:break-before="auto" style:column-width="1.3181in"/>
    </style:style>
    <style:style style:name="co22" style:family="table-column">
      <style:table-column-properties fo:break-before="auto" style:column-width="0.6272in"/>
    </style:style>
    <style:style style:name="co23" style:family="table-column">
      <style:table-column-properties fo:break-before="auto" style:column-width="0.5417in"/>
    </style:style>
    <style:style style:name="co24" style:family="table-column">
      <style:table-column-properties fo:break-before="auto" style:column-width="1.6055in"/>
    </style:style>
    <style:style style:name="co25" style:family="table-column">
      <style:table-column-properties fo:break-before="auto" style:column-width="6.3902in"/>
    </style:style>
    <style:style style:name="co26" style:family="table-column">
      <style:table-column-properties fo:break-before="auto" style:column-width="1.4138in"/>
    </style:style>
    <style:style style:name="co27" style:family="table-column">
      <style:table-column-properties fo:break-before="auto" style:column-width="0.6591in"/>
    </style:style>
    <style:style style:name="co28" style:family="table-column">
      <style:table-column-properties fo:break-before="auto" style:column-width="0.8736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67" style:family="table-column">
      <style:table-column-properties fo:break-before="auto" style:column-width="0.7016in"/>
    </style:style>
    <style:style style:name="co68" style:family="table-column">
      <style:table-column-properties fo:break-before="auto" style:column-width="0.8189in"/>
    </style:style>
    <style:style style:name="co69" style:family="table-column">
      <style:table-column-properties fo:break-before="auto" style:column-width="6.7937in"/>
    </style:style>
    <style:style style:name="co70" style:family="table-column">
      <style:table-column-properties fo:break-before="auto" style:column-width="1.5945in"/>
    </style:style>
    <style:style style:name="co41" style:family="table-column">
      <style:table-column-properties fo:break-before="auto" style:column-width="0.648in"/>
    </style:style>
    <style:style style:name="co42" style:family="table-column">
      <style:table-column-properties fo:break-before="auto" style:column-width="1.5201in"/>
    </style:style>
    <style:style style:name="co43" style:family="table-column">
      <style:table-column-properties fo:break-before="auto" style:column-width="1.8071in"/>
    </style:style>
    <style:style style:name="co48" style:family="table-column">
      <style:table-column-properties fo:break-before="auto" style:column-width="0.7189in"/>
    </style:style>
    <style:style style:name="co49" style:family="table-column">
      <style:table-column-properties fo:break-before="auto" style:column-width="0.8126in"/>
    </style:style>
    <style:style style:name="co50" style:family="table-column">
      <style:table-column-properties fo:break-before="auto" style:column-width="1.6917in"/>
    </style:style>
    <style:style style:name="co51" style:family="table-column">
      <style:table-column-properties fo:break-before="auto" style:column-width="0.9854in"/>
    </style:style>
    <style:style style:name="co52" style:family="table-column">
      <style:table-column-properties fo:break-before="auto" style:column-width="4.7161in"/>
    </style:style>
    <style:style style:name="co53" style:family="table-column">
      <style:table-column-properties fo:break-before="auto" style:column-width="1.9846in"/>
    </style:style>
    <style:style style:name="co54" style:family="table-column">
      <style:table-column-properties fo:break-before="auto" style:column-width="0.6925in"/>
    </style:style>
    <style:style style:name="co55" style:family="table-column">
      <style:table-column-properties fo:break-before="auto" style:column-width="0.9055in"/>
    </style:style>
    <style:style style:name="co56" style:family="table-column">
      <style:table-column-properties fo:break-before="auto" style:column-width="1.9311in"/>
    </style:style>
    <style:style style:name="co57" style:family="table-column">
      <style:table-column-properties fo:break-before="auto" style:column-width="5.0091in"/>
    </style:style>
    <style:style style:name="co58" style:family="table-column">
      <style:table-column-properties fo:break-before="auto" style:column-width="1.7717in"/>
    </style:style>
    <style:style style:name="co59" style:family="table-column">
      <style:table-column-properties fo:break-before="auto" style:column-width="1.7846in"/>
    </style:style>
    <style:style style:name="co60" style:family="table-column">
      <style:table-column-properties fo:break-before="auto" style:column-width="4.8626in"/>
    </style:style>
    <style:style style:name="co61" style:family="table-column">
      <style:table-column-properties fo:break-before="auto" style:column-width="2.0909in"/>
    </style:style>
    <style:style style:name="co62" style:family="table-column">
      <style:table-column-properties fo:break-before="auto" style:column-width="0.6661in"/>
    </style:style>
    <style:style style:name="co63" style:family="table-column">
      <style:table-column-properties fo:break-before="auto" style:column-width="5.3417in"/>
    </style:style>
    <style:style style:name="co64" style:family="table-column">
      <style:table-column-properties fo:break-before="auto" style:column-width="2.1445in"/>
    </style:style>
    <style:style style:name="co65" style:family="table-column">
      <style:table-column-properties fo:break-before="auto" style:column-width="1.5583in"/>
    </style:style>
    <style:style style:name="co66" style:family="table-column">
      <style:table-column-properties fo:break-before="auto" style:column-width="5.2091in"/>
    </style:style>
    <style:style style:name="co71" style:family="table-column">
      <style:table-column-properties fo:break-before="auto" style:column-width="0.7756in"/>
    </style:style>
    <style:style style:name="co72" style:family="table-column">
      <style:table-column-properties fo:break-before="auto" style:column-width="1.4984in"/>
    </style:style>
    <style:style style:name="co73" style:family="table-column">
      <style:table-column-properties fo:break-before="auto" style:column-width="1.1693in"/>
    </style:style>
    <style:style style:name="co74" style:family="table-column">
      <style:table-column-properties fo:break-before="auto" style:column-width="6.8256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08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2.9744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0.798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0.1791in" fo:break-before="auto" style:use-optimal-row-height="true"/>
    </style:style>
    <style:style style:name="ro14" style:family="table-row">
      <style:table-row-properties style:row-height="2.5075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1.3972in" fo:break-before="auto" style:use-optimal-row-height="true"/>
    </style:style>
    <style:style style:name="ro18" style:family="table-row">
      <style:table-row-properties style:row-height="1.8516in" fo:break-before="auto" style:use-optimal-row-height="true"/>
    </style:style>
    <style:style style:name="ro19" style:family="table-row">
      <style:table-row-properties style:row-height="2.5283in" fo:break-before="auto" style:use-optimal-row-height="true"/>
    </style:style>
    <style:style style:name="ro20" style:family="table-row">
      <style:table-row-properties style:row-height="2.3528in" fo:break-before="auto" style:use-optimal-row-height="true"/>
    </style:style>
    <style:style style:name="ro21" style:family="table-row">
      <style:table-row-properties style:row-height="2.2382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1.772in" fo:break-before="auto" style:use-optimal-row-height="true"/>
    </style:style>
    <style:style style:name="ro24" style:family="table-row">
      <style:table-row-properties style:row-height="2.2181in" fo:break-before="auto" style:use-optimal-row-height="true"/>
    </style:style>
    <style:style style:name="ro25" style:family="table-row">
      <style:table-row-properties style:row-height="2.362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11in" fo:break-before="auto" style:use-optimal-row-height="true"/>
    </style:style>
    <style:style style:name="ro29" style:family="table-row">
      <style:table-row-properties style:row-height="1.2846in" fo:break-before="auto" style:use-optimal-row-height="true"/>
    </style:style>
    <style:style style:name="ro30" style:family="table-row">
      <style:table-row-properties style:row-height="0.9736in" fo:break-before="auto" style:use-optimal-row-height="true"/>
    </style:style>
    <style:style style:name="ro31" style:family="table-row">
      <style:table-row-properties style:row-height="2.7047in" fo:break-before="auto" style:use-optimal-row-height="true"/>
    </style:style>
    <style:style style:name="ro32" style:family="table-row">
      <style:table-row-properties style:row-height="1.8862in" fo:break-before="auto" style:use-optimal-row-height="true"/>
    </style:style>
    <style:style style:name="ro33" style:family="table-row">
      <style:table-row-properties style:row-height="1.928in" fo:break-before="auto" style:use-optimal-row-height="true"/>
    </style:style>
    <style:style style:name="ro42" style:family="table-row">
      <style:table-row-properties style:row-height="5.9283in" fo:break-before="auto" style:use-optimal-row-height="true"/>
    </style:style>
    <style:style style:name="ro43" style:family="table-row">
      <style:table-row-properties style:row-height="7.9492in" fo:break-before="auto" style:use-optimal-row-height="true"/>
    </style:style>
    <style:style style:name="ro44" style:family="table-row">
      <style:table-row-properties style:row-height="2.8189in" fo:break-before="auto" style:use-optimal-row-height="true"/>
    </style:style>
    <style:style style:name="ro45" style:family="table-row">
      <style:table-row-properties style:row-height="3.1299in" fo:break-before="auto" style:use-optimal-row-height="true"/>
    </style:style>
    <style:style style:name="ro46" style:family="table-row">
      <style:table-row-properties style:row-height="2.4874in" fo:break-before="auto" style:use-optimal-row-height="true"/>
    </style:style>
    <style:style style:name="ro38" style:family="table-row">
      <style:table-row-properties style:row-height="4.0626in" fo:break-before="auto" style:use-optimal-row-height="true"/>
    </style:style>
    <style:style style:name="ro39" style:family="table-row">
      <style:table-row-properties style:row-height="2.9744in" fo:break-before="auto" style:use-optimal-row-height="true"/>
    </style:style>
    <style:style style:name="ro40" style:family="table-row">
      <style:table-row-properties style:row-height="1.9071in" fo:break-before="auto" style:use-optimal-row-height="true"/>
    </style:style>
    <style:style style:name="ro41" style:family="table-row">
      <style:table-row-properties style:row-height="3.2854in" fo:break-before="auto" style:use-optimal-row-height="true"/>
    </style:style>
    <style:style style:name="ro48" style:family="table-row">
      <style:table-row-properties style:row-height="7.172in" fo:break-before="auto" style:use-optimal-row-height="true"/>
    </style:style>
    <style:style style:name="ro49" style:family="table-row">
      <style:table-row-properties style:row-height="3.4409in" fo:break-before="auto" style:use-optimal-row-height="true"/>
    </style:style>
    <style:style style:name="ro50" style:family="table-row">
      <style:table-row-properties style:row-height="0.341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text-position=""/>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3" style:family="table-cell" style:parent-style-name="Default" style:data-style-name="N100">
      <style:table-cell-properties fo:wrap-option="wrap"/>
      <style:text-properties style:text-position="" style:font-name="Arial" style:font-name-asian="Arial Unicode MS1" style:font-name-complex="Arial Unicode MS1"/>
    </style:style>
    <style:style style:name="ce4" style:family="table-cell" style:parent-style-name="Default" style:data-style-name="N100">
      <style:table-cell-properties fo:background-color="transparent" fo:wrap-option="wrap"/>
      <style:text-properties style:text-position=""/>
    </style:style>
    <style:style style:name="ce10"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11"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end"/>
      <style:text-properties style:text-position=""/>
    </style:style>
    <style:style style:name="ce13"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name="Arial" fo:language="en" fo:country="US" style:font-size-complex="5.69999980926514pt"/>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19" style:family="table-cell" style:parent-style-name="Default" style:data-style-name="N100">
      <style:table-cell-properties fo:wrap-option="wrap"/>
      <style:text-properties style:text-position="" style:font-size-complex="5.65000009536743pt"/>
    </style:style>
    <style:style style:name="ce20"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21" style:family="table-cell" style:parent-style-name="Default" style:data-style-name="N100">
      <style:table-cell-properties style:text-align-source="fix" style:repeat-content="false" fo:wrap-option="wrap"/>
      <style:paragraph-properties fo:text-align="start"/>
      <style:text-properties style:text-position=""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2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language-complex="en" style:country-complex="US"/>
    </style:style>
    <style:style style:name="ce24"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25" style:family="table-cell" style:parent-style-name="Default" style:data-style-name="N100">
      <style:table-cell-properties style:text-align-source="fix" style:repeat-content="false" fo:wrap-option="no-wrap"/>
      <style:paragraph-properties fo:text-align="start"/>
      <style:text-properties style:text-position=""/>
    </style:style>
    <style:style style:name="ce5"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6" style:family="table-cell" style:parent-style-name="Default">
      <style:table-cell-properties fo:wrap-option="wrap"/>
      <style:text-properties style:text-position=""/>
    </style:style>
    <style:style style:name="ce7" style:family="table-cell" style:parent-style-name="Default" style:data-style-name="N100">
      <style:table-cell-properties style:text-align-source="fix" style:repeat-content="false" fo:wrap-option="wrap"/>
      <style:paragraph-properties fo:text-align="start"/>
      <style:text-properties style:text-position=""/>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9" style:family="table-cell" style:parent-style-name="Default" style:data-style-name="N100">
      <style:table-cell-properties style:text-align-source="fix" style:repeat-content="false"/>
      <style:paragraph-properties fo:text-align="end"/>
      <style:text-properties style:text-position=""/>
    </style:style>
    <style:style style:name="ce26" style:family="table-cell" style:parent-style-name="Default" style:data-style-name="N100">
      <style:table-cell-properties style:text-align-source="value-type" style:repeat-content="false" fo:wrap-option="wrap"/>
      <style:paragraph-properties fo:margin-left="0in"/>
      <style:text-properties style:text-position="" style:font-size-complex="5.69999980926514pt"/>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2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size-complex="5.65000009536743pt"/>
    </style:style>
    <style:style style:name="ce2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30"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43"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style:text-position="" fo:font-weight="normal" style:font-weight-asian="normal" style:font-weight-complex="normal"/>
    </style:style>
    <style:style style:name="ce4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46" style:family="table-cell" style:parent-style-name="Default" style:data-style-name="N100">
      <style:table-cell-properties style:text-align-source="fix" style:repeat-content="false" fo:wrap-option="wrap"/>
      <style:paragraph-properties fo:text-align="start"/>
      <style:text-properties style:text-position=""/>
    </style:style>
    <style:style style:name="ce4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48"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49"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50"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51" style:family="table-cell" style:parent-style-name="Default" style:data-style-name="N100">
      <style:table-cell-properties fo:wrap-option="wrap"/>
      <style:text-properties style:text-position=""/>
    </style:style>
    <style:style style:name="ce5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5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font-size-complex="5.65000009536743pt" style:language-complex="en" style:country-complex="US"/>
    </style:style>
    <style:style style:name="ce5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bold" style:font-size-complex="5.65000009536743pt" style:language-complex="en" style:country-complex="US" style:font-weight-complex="bold"/>
    </style:style>
    <style:style style:name="ce55"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language-complex="en" style:country-complex="US"/>
    </style:style>
    <style:style style:name="ce35" style:family="table-cell" style:parent-style-name="Default" style:data-style-name="N100">
      <style:table-cell-properties style:text-align-source="value-type" style:repeat-content="false" fo:wrap-option="wrap"/>
      <style:text-properties style:text-position=""/>
    </style:style>
    <style:style style:name="ce36" style:family="table-cell" style:parent-style-name="Default" style:data-style-name="N100">
      <style:table-cell-properties fo:wrap-option="wrap" fo:padding-bottom="0.0193in" fo:padding-left="0.0138in" fo:padding-right="0.0138in" fo:padding-top="0.0193in"/>
      <style:text-properties style:text-position=""/>
    </style:style>
    <style:style style:name="ce37"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style>
    <style:style style:name="ce38"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font-size-complex="5.69999980926514pt"/>
    </style:style>
    <style:style style:name="ce3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5.69999980926514pt"/>
    </style:style>
    <style:style style:name="ce40"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9999980926514pt"/>
    </style:style>
    <style:style style:name="ce41" style:family="table-cell" style:parent-style-name="Default" style:data-style-name="N100">
      <style:table-cell-properties style:text-align-source="value-type" style:repeat-content="false" fo:wrap-option="wrap"/>
      <style:text-properties style:text-position="" style:font-name="Arial" style:font-name-asian="Arial Unicode MS1" style:font-name-complex="Arial Unicode MS1"/>
    </style:style>
    <style:style style:name="ce63"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fo:font-weight="normal" style:font-weight-asian="normal" style:font-weight-complex="normal"/>
    </style:style>
    <style:style style:name="ce6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65" style:family="table-cell" style:parent-style-name="Default" style:data-style-name="N100">
      <style:table-cell-properties style:text-align-source="fix" style:repeat-content="false" fo:wrap-option="wrap"/>
      <style:paragraph-properties fo:text-align="start"/>
    </style:style>
    <style:style style:name="ce66"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67" style:family="table-cell" style:parent-style-name="Default">
      <style:table-cell-properties style:text-align-source="fix" style:repeat-content="false" fo:wrap-option="wrap"/>
      <style:paragraph-properties fo:text-align="start"/>
    </style:style>
    <style:style style:name="ce68"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T1" style:family="text">
      <style:text-properties fo:font-weight="bold" style:font-weight-asian="bold" style:font-weight-complex="bold"/>
    </style:style>
    <style:style style:name="T2" style:family="text">
      <style:text-properties fo:font-size="11pt" fo:font-weight="bold" style:font-size-asian="11pt" style:font-weight-asian="bold" style:font-size-complex="11pt" style:font-weight-complex="bold"/>
    </style:style>
    <style:style style:name="T3" style:family="text">
      <style:text-properties fo:language="en" fo:country="US" style:font-size-complex="5.69999980926514pt"/>
    </style:style>
    <style:style style:name="T4" style:family="text">
      <style:text-properties fo:font-size="10pt" fo:language="en" fo:country="US" fo:font-weight="bold" style:font-size-asian="10pt" style:font-weight-asian="bold" style:font-size-complex="5.69999980926514pt" style:font-weight-complex="bold"/>
    </style:style>
    <style:style style:name="T5" style:family="text">
      <style:text-properties fo:font-size="10pt" fo:language="en" fo:country="US" fo:font-weight="normal" style:font-size-asian="10pt" style:font-weight-asian="normal" style:font-size-complex="5.69999980926514pt" style:font-weight-complex="normal"/>
    </style:style>
    <style:style style:name="T14"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5"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17" style:family="text">
      <style:text-properties fo:font-size="12pt"/>
    </style:style>
    <style:style style:name="T18"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0"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0pt" fo:font-weight="normal" style:font-size-asian="10pt" style:font-weight-asian="normal" style:font-size-complex="5.69999980926514pt" style:font-weight-complex="normal"/>
    </style:style>
    <style:style style:name="T25" style:family="text">
      <style:text-properties fo:font-size="10pt" style:font-size-asian="10pt" style:font-weight-asian="bold" style:font-size-complex="5.69999980926514pt" style:font-weight-complex="bold"/>
    </style:style>
    <style:style style:name="T26" style:family="text">
      <style:text-properties style:text-position="super 58%" fo:font-weight="bold" style:font-weight-asian="bold" style:font-size-complex="5.69999980926514pt" style:font-weight-complex="bold"/>
    </style:style>
    <style:style style:name="T27" style:family="text">
      <style:text-properties fo:font-size="12pt" fo:font-weight="bold" style:font-weight-asian="bold" style:font-weight-complex="bold"/>
    </style:style>
    <style:style style:name="T28" style:family="text">
      <style:text-properties style:text-position="super 58%"/>
    </style:style>
    <style:style style:name="T39" style:family="text">
      <style:text-properties style:font-weight-asian="bold" style:font-size-complex="5.69999980926514pt" style:font-weight-complex="bold"/>
    </style:style>
    <style:style style:name="T40" style:family="text">
      <style:text-properties fo:font-size="12pt" fo:font-weight="normal" style:font-weight-asian="normal" style:font-weight-complex="normal"/>
    </style:style>
    <style:style style:name="T31" style:family="text">
      <style:text-properties style:font-name-asian="Arial Unicode MS1" style:font-name-complex="Arial Unicode MS1"/>
    </style:style>
    <style:style style:name="T32" style:family="text">
      <style:text-properties fo:font-weight="bold" style:font-name-asian="Arial Unicode MS1" style:font-weight-asian="bold" style:font-name-complex="Arial Unicode MS1" style:font-weight-complex="bold"/>
    </style:style>
    <style:style style:name="T33" style:family="text">
      <style:text-properties style:font-name-asian="Arial Unicode MS1" style:font-name-complex="Arial Unicode MS1" style:font-size-complex="5.69999980926514pt"/>
    </style:style>
    <style:style style:name="T34" style:family="text">
      <style:text-properties fo:font-weight="bold" style:font-name-asian="Arial Unicode MS1" style:font-weight-asian="bold" style:font-name-complex="Arial Unicode MS1" style:font-size-complex="5.69999980926514pt" style:font-weight-complex="bold"/>
    </style:style>
    <style:style style:name="T35" style:family="text">
      <style:text-properties style:font-name-asian="Arial Unicode MS1" style:font-size-asian="10pt" style:font-name-complex="Arial Unicode MS1" style:font-size-complex="5.69999980926514pt"/>
    </style:style>
    <style:style style:name="T36" style:family="text">
      <style:text-properties fo:font-weight="normal" style:font-name-asian="Arial Unicode MS1" style:font-weight-asian="normal" style:font-name-complex="Arial Unicode MS1" style:font-size-complex="5.69999980926514pt" style:font-weight-complex="normal"/>
    </style:style>
    <style:style style:name="T37" style:family="text">
      <style:text-properties style:font-size-asian="10pt" style:font-size-complex="5.69999980926514pt"/>
    </style:style>
    <style:style style:name="T43" style:family="text">
      <style:text-properties style:font-name="Arial" style:font-name-asian="Arial Unicode MS1" style:font-name-complex="Arial Unicode MS1"/>
    </style:style>
    <style:style style:name="T44" style:family="text">
      <style:text-properties style:font-name="Arial" fo:font-weight="bold" style:font-name-asian="Arial Unicode MS1" style:font-weight-asian="bold" style:font-name-complex="Arial Unicode MS1" style:font-weight-complex="bold"/>
    </style:style>
    <style:style style:name="T45" style:family="text">
      <style:text-properties style:font-name="Arial" fo:font-weight="normal" style:font-name-asian="Arial Unicode MS1" style:font-weight-asian="normal" style:font-name-complex="Arial Unicode MS1" style:font-weight-complex="normal"/>
    </style:style>
  </office:automatic-styles>
  <office:body>
    <office:spreadsheet>
      <table:table table:name="MTF and Time Factor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3">
          <table:table-cell/>
          <table:table-cell office:value-type="string">
            <text:p>14</text:p>
          </table:table-cell>
          <table:table-cell office:value-type="string">
            <text:p>None given, but date is between Armistice in 1918 (November 11, 1918) and Summer of 1919.</text:p>
          </table:table-cell>
          <table:table-cell/>
          <table:table-cell office:value-type="string">
            <text:p>He began to express ideas about new inventions years ahead of the times. He begged his father and mother to let him leave school and go to work in an automobile <text:span text:style-name="T1">factor</text:span>y where he could learn about machinery and understand how to complete the inventions which he was always talking about.</text:p>
          </table:table-cell>
          <table:table-cell/>
        </table:table-row>
        <table:table-row table:style-name="ro3">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4">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1">factors</text:span> which repeat in the history of nations, men and markets.</text:p>
          </table:table-cell>
          <table:table-cell office:value-type="string">
            <text:p>Alblak, in WITS post #44232, says this is astro-based.</text:p>
          </table:table-cell>
        </table:table-row>
        <table:table-row table:style-name="ro5">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Default"/>
        </table:table-row>
        <table:table-row table:style-name="ro6">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Universal Power that created the Universe, the <text:span text:style-name="T1">master</text:span> of land and sea, who rides on the winds and walks upon the water, to whom all power was given over heaven and earth. Prayed for strength</text:p>
            <text:p>and for guidance to do only that which was right and that the good God of the Universe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table:table-row>
        <table:table-row table:style-name="ro7">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 <text:span text:style-name="T1">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6">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 <text:span text:style-name="T1">time</text:span> <text:span text:style-name="T1">factor</text:span>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table:table-row>
        <table:table-row table:style-name="ro8">
          <table:table-cell/>
          <table:table-cell office:value-type="string">
            <text:p>201-202. <text:s/>Note: It is pg. 202 that has the word "factor".</text:p>
          </table:table-cell>
          <table:table-cell table:number-columns-repeated="2"/>
          <table:table-cell table:style-name="ce4"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1">factor</text:span> in General Motors and other stocks and was reputed to have made fifty millions, or more. The old man said that Durant was one of the very</text:p>
            <text:p>rare exceptions of men who had gone broke in Wall Street and had been able to come back after they were 60 years of age.</text:p>
          </table:table-cell>
          <table:table-cell table:style-name="Default"/>
        </table:table-row>
        <table:table-row table:style-name="ro1">
          <table:table-cell/>
          <table:table-cell office:value-type="string">
            <text:p>208</text:p>
          </table:table-cell>
          <table:table-cell table:number-columns-repeated="2"/>
          <table:table-cell office:value-type="string">
            <text:p>From Kipling's "If": If you can dream -- and not make dreams your <text:span text:style-name="T1">master</text:span>;</text:p>
          </table:table-cell>
          <table:table-cell table:style-name="Default"/>
        </table:table-row>
        <table:table-row table:style-name="ro9">
          <table:table-cell/>
          <table:table-cell table:style-name="Default"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1">factor</text:span>ies were turning out airplanes now at the rate of more than 1000 per day.</text:p>
          </table:table-cell>
          <table:table-cell/>
        </table:table-row>
        <table:table-row table:style-name="ro10">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1">facories </text:span>in Detroit, Michigan, have been <text:span text:style-name="T1">working on some of his new discoveries</text:span>. Our next attack should be directed at Detroit. We should capture that city and destroy the <text:span text:style-name="T1">factories</text:span> of the big automobile concerns and other manufacturing concerns there. All of these manufacturing concerns have long since been commandeered by the <text:span text:style-name="T1">United States Government </text:span>and are<text:span text:style-name="T1"> working on war weapons and ammunition."</text:span></text:p>
          </table:table-cell>
          <table:table-cell/>
        </table:table-row>
        <table:table-row table:style-name="ro11">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1">factories</text:span> there and prevent the United States continuing making airplanes and inventions which might help them to win the war. He was very happy to get the plans of the enemy. It was just what he wanted.</text:p>
          </table:table-cell>
          <table:table-cell office:value-type="string">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4">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1">factories </text:span>and large buildings in Detroit.</text:p>
          </table:table-cell>
          <table:table-cell/>
        </table:table-row>
        <table:table-row table:style-name="ro3">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1">factories</text:span> or buildings in Detroit. He waited patiently for an attack upon the city, but no move of any kind was made by the enemy.</text:p>
          </table:table-cell>
          <table:table-cell/>
        </table:table-row>
        <table:table-row table:style-name="ro7">
          <table:table-cell/>
          <table:table-cell office:value-type="string">
            <text:p>346</text:p>
          </table:table-cell>
          <table:table-cell table:style-name="ce3"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1">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12">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1">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9">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1">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9">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1">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style-name="Default"/>
        </table:table-row>
        <table:table-row table:style-name="ro7">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13">
          <table:table-cell table:style-name="Default" table:number-columns-repeated="6"/>
        </table:table-row>
        <table:table-row table:style-name="ro13" table:number-rows-repeated="1048553">
          <table:table-cell table:number-columns-repeated="6"/>
        </table:table-row>
        <table:table-row table:style-name="ro13">
          <table:table-cell table:number-columns-repeated="6"/>
        </table:table-row>
      </table:table>
      <table:table table:name="St. Marie" table:style-name="ta1" table:print="false">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9" table:default-cell-style-name="ce7"/>
        <table:table-column table:style-name="co4" table:number-columns-repeated="1018" table:default-cell-style-name="ce7"/>
        <table:table-row table:style-name="ro13">
          <table:table-cell table:style-name="ce5" office:value-type="string">
            <text:p>rluu: The St. Marie is a small Ezekiel Airplane. <text:s/>Read document <text:s/>“EzekielAirplane.odt” which is the text describing the Ezekiel Airplane. <text:s/></text:p>
          </table:table-cell>
          <table:table-cell table:style-name="ce10" table:number-columns-repeated="5"/>
          <table:table-cell table:style-name="ce25" table:number-columns-repeated="1018"/>
        </table:table-row>
        <table:table-row table:style-name="ro13">
          <table:table-cell table:style-name="ce5" office:value-type="string">
            <text:p>rluu: This spreadsheet page will just have the information about the St. Marie, and its uses starting from when it was identified.</text:p>
          </table:table-cell>
          <table:table-cell table:style-name="ce10" table:number-columns-repeated="5"/>
          <table:table-cell table:style-name="ce25" table:number-columns-repeated="1018"/>
        </table:table-row>
        <table:table-row table:style-name="ro13">
          <table:table-cell table:style-name="ce5" office:value-type="string">
            <text:p>rluu: See WITS posts: #19629, #18658, and the reloaded 118 post.</text:p>
          </table:table-cell>
          <table:table-cell table:style-name="ce10" table:number-columns-repeated="5"/>
          <table:table-cell table:style-name="ce25"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9">
          <table:table-cell table:style-name="ce6"/>
          <table:table-cell table:style-name="ce6" office:value-type="float" office:value="96">
            <text:p>96</text:p>
          </table:table-cell>
          <table:table-cell table:style-name="ce6" office:value-type="string">
            <text:p>None given, but between April 25, 1927 and April 30, 1927.</text:p>
          </table:table-cell>
          <table:table-cell table:style-name="ce6"/>
          <table:table-cell table:style-name="ce6" office:value-type="string">
            <text:p>Mr. Kennelworth had held his cotton and profits were accumulating fast for him.</text:p>
            <text:p>He congratulated Robert on his wonderful prediction that the flood came as he forecast. Marie was watching the papers so she wired Robert as follows: YOU ARE A WONDER THE MARKET IS MAKING GOOD AND WE</text:p>
            <text:p>ARE GOING TO WIN I AM WITH YOU ALWAYS LOVE</text:p>
            <text:p>MARIE.</text:p>
          </table:table-cell>
          <table:table-cell table:style-name="ce6"/>
          <table:table-cell table:number-columns-repeated="1018"/>
        </table:table-row>
        <table:table-row table:style-name="ro14">
          <table:table-cell office:value-type="string">
            <text:p>19</text:p>
          </table:table-cell>
          <table:table-cell office:value-type="string">
            <text:p>224-225</text:p>
          </table:table-cell>
          <table:table-cell table:style-name="ce11" office:value-type="string">
            <text:p><text:s/>In the early part of 1928</text:p>
          </table:table-cell>
          <table:table-cell/>
          <table:table-cell table:style-name="ce14" office:value-type="string">
            <text:p><text:span text:style-name="T3">In the early part of 1928 Robert calculated that war was inevitable between England and Russia. He figured that the war would start not later than the summer and that many nations would be involved and that later an attack on the United States would come. </text:span><text:span text:style-name="T4">His first airplane was now completed</text:span><text:span text:style-name="T3">,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text:span><text:span text:style-name="T4">boy wizard of Wall Street </text:span><text:span text:style-name="T5">[connection to page 200] </text:span><text:span text:style-name="T3">was now hailed as </text:span><text:span text:style-name="T4">a new Lindbergh of the air</text:span><text:span text:style-name="T3">. There was an extra motor built with a collapsible propeller so that he could shift it from the center of the airplane to the tail, enabling it to go backward or forward as he willed. The wings were so arranged that they could either remain stationary or be set in motion up or down by motor. This was a new and valuable feature in the construction of airplanes. </text:span></text:p>
          </table:table-cell>
          <table:table-cell table:style-name="ce21" office:value-type="string">
            <text:p><text:span text:style-name="T14">This is describing his first airplane, the St. Marie. <text:s/>Regarding “</text:span><text:span text:style-name="T15">boy wizard of Wall Street”, there's a </text:span><text:span text:style-name="T16">connection to page 200. <text:s/>It is strange that the boy and wizard are not capitalized. <text:s/></text:span></text:p>
          </table:table-cell>
          <table:table-cell table:number-columns-repeated="1018"/>
        </table:table-row>
        <table:table-row table:style-name="ro9">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22"/>
          <table:table-cell table:number-columns-repeated="1018"/>
        </table:table-row>
        <table:table-row table:style-name="ro3">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text:span text:style-name="T7">He visited England, France, Germany and in the Spring of 1928 made the longest successful flight to Japan, where he was received with great honor. </text:span><text:span text:style-name="T6">Japan was very much interested in his new plane and in his muffler. The Japanese Government quickly closed a deal and bought his invention for a large sum of money.</text:span></text:p>
          </table:table-cell>
          <table:table-cell office:value-type="string">
            <text:p>RG visited these places in the St. Marie.</text:p>
          </table:table-cell>
          <table:table-cell table:number-columns-repeated="1018"/>
        </table:table-row>
        <table:table-row table:style-name="ro15">
          <table:table-cell table:style-name="ce9" office:value-type="string">
            <text:p>19</text:p>
          </table:table-cell>
          <table:table-cell table:style-name="ce9" office:value-type="string">
            <text:p>225</text:p>
          </table:table-cell>
          <table:table-cell table:style-name="ce12" office:value-type="string">
            <text:p>Summer of 1928</text:p>
          </table:table-cell>
          <table:table-cell table:style-name="ce12"/>
          <table:table-cell table:style-name="ce17" office:value-type="string">
            <text:p><text:span text:style-name="T10"><text:s/></text:span><text:span text:style-name="T10">While in Japan Robert was entertained and introduced to many beautiful titled ladies and prominent men, but he remained loyal to Marie for his great success had not turned his head. He was still searching for Marie, always hoping to find her. </text:span><text:span text:style-name="T11">He returned to New York [from Japan] in the Summer of 1928</text:span><text:span text:style-name="T10"> and was now reputed as being worth more than a million dollars, after making more successful deals in stocks, cotton and wheat.</text:span></text:p>
          </table:table-cell>
          <table:table-cell table:style-name="ce23" office:value-type="string">
            <text:p><text:span text:style-name="T17">Note that Summer of 1928 is highlighted, and then a specific part of the month is given for the same event </text:span><text:span text:style-name="T18"><text:s/>(on page 226)</text:span><text:span text:style-name="T17">. <text:s/>Thus, Gann wants us to pay attention to the season here. <text:s/></text:span></text:p>
          </table:table-cell>
          <table:table-cell table:number-columns-repeated="1018"/>
        </table:table-row>
        <table:table-row table:style-name="ro16">
          <table:table-cell office:value-type="string">
            <text:p>19</text:p>
          </table:table-cell>
          <table:table-cell office:value-type="string">
            <text:p>226</text:p>
          </table:table-cell>
          <table:table-cell office:value-type="string">
            <text:p>May 1928</text:p>
          </table:table-cell>
          <table:table-cell/>
          <table:table-cell table:style-name="ce17" office:value-type="string">
            <text:p><text:s/>In May, 1928, Walter received a <text:span text:style-name="T1">radio</text:span>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24" office:value-type="string">
            <text:p>What is a <text:span text:style-name="T1">radio</text:span>gram? <text:s/><text:span text:style-name="T19">Note also, that they greet Robert on his </text:span><text:span text:style-name="T20">return</text:span><text:span text:style-name="T19">.</text:span></text:p>
          </table:table-cell>
          <table:table-cell table:number-columns-repeated="1018"/>
        </table:table-row>
        <table:table-row table:style-name="ro3">
          <table:table-cell office:value-type="string">
            <text:p>19</text:p>
          </table:table-cell>
          <table:table-cell office:value-type="string">
            <text:p>227</text:p>
          </table:table-cell>
          <table:table-cell table:style-name="ce13" office:value-type="string">
            <text:p>May 1928</text:p>
          </table:table-cell>
          <table:table-cell/>
          <table:table-cell table:style-name="ce18" office:value-type="string">
            <text:p><text:span text:style-name="T10">[RG] had built the most marvelous</text:span><text:span text:style-name="T11"> airplane of the age</text:span><text:span text:style-name="T10">; invented a muffler to make an airplane noiseless; had </text:span><text:span text:style-name="T11">driven</text:span><text:span text:style-name="T10"> his own plane, </text:span><text:span text:style-name="T11">"The St. Marie" to Japan</text:span><text:span text:style-name="T10"> where he had been received with great honors and the Japanese Government had bought his invention for making airplanes silent.</text:span></text:p>
          </table:table-cell>
          <table:table-cell table:number-columns-repeated="1019"/>
        </table:table-row>
        <table:table-row table:style-name="ro11">
          <table:table-cell table:style-name="ce1" office:value-type="string">
            <text:p>19</text:p>
          </table:table-cell>
          <table:table-cell table:style-name="ce1" office:value-type="string">
            <text:p>227-228</text:p>
          </table:table-cell>
          <table:table-cell table:style-name="ce1" office:value-type="string">
            <text:p>June 9, 1928</text:p>
          </table:table-cell>
          <table:table-cell table:style-name="ce1"/>
          <table:table-cell table:style-name="ce19" office:value-type="string">
            <text:p><text:span text:style-name="T10"><text:s/></text:span><text:span text:style-name="T10">On June 9th Robert Gordon's 22nd birthday, the great reception took place. The special train bearing the leading citizens of Texarkana arrived, Robert had landed at the new airport on </text:span><text:span text:style-name="T11">Governor's Island [New York] </text:span><text:span text:style-name="T10">without any mishap to </text:span><text:span text:style-name="T11">his plane</text:span><text:span text:style-name="T10">. </text:span><text:span text:style-name="T11">"The St. Marie" had per</text:span><text:span text:style-name="T12">formed perfectly, making the trip from Japan at an </text:span><text:span text:style-name="T11">average speed of over 300 miles per hour. </text:span></text:p>
          </table:table-cell>
          <table:table-cell table:number-columns-repeated="1019"/>
        </table:table-row>
        <table:table-row table:style-name="ro7">
          <table:table-cell table:style-name="ce1" office:value-type="string">
            <text:p>20</text:p>
          </table:table-cell>
          <table:table-cell table:style-name="ce1" office:value-type="string">
            <text:p>237</text:p>
          </table:table-cell>
          <table:table-cell table:style-name="ce1" office:value-type="string">
            <text:p>Near the end of 1928.</text:p>
          </table:table-cell>
          <table:table-cell table:style-name="ce1"/>
          <table:table-cell table:style-name="ce19"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8">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7" office:value-type="string">
            <text:p><text:s/>He was so strongly impressed with the dream [of Marie in Paris] that he decided to leave at once. Told Walter to give the mechanics instructions to <text:span text:style-name="T1">put his old ship "The St. Marie" in shape to sail at once. It was a matter of only a couple of days until they reported that "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morning of February 2nd, 1929, Robert started his flight to Paris and arrived there promptly in the evening</text:span> and went to visit some friends and acquaintances. After talking over the war situation and his forecasts of the great war yet to come, <text:span text:style-name="T1">he decided to visit friends in 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3">
          <table:table-cell table:style-name="ce9" office:value-type="string">
            <text:p>20</text:p>
          </table:table-cell>
          <table:table-cell table:style-name="ce9" office:value-type="string">
            <text:p>243</text:p>
          </table:table-cell>
          <table:table-cell table:style-name="ce12" office:value-type="string">
            <text:p>Latter part of Feburary 1929</text:p>
          </table:table-cell>
          <table:table-cell table:style-name="ce12"/>
          <table:table-cell table:style-name="ce20" office:value-type="string">
            <text:p><text:span text:style-name="T10"><text:s/></text:span><text:span text:style-name="T10">RG attends the Aviators' Costume Ball to take place in the Hotel Lafayette. </text:span><text:span text:style-name="T13"><text:s/>They asked Robert if he did not have a plane to </text:span><text:span text:style-name="T10">enter or if he could not demonstrate something with </text:span><text:span text:style-name="T11">"The St. Marie."</text:span><text:span text:style-name="T10"> He told them that his health was not good and that he was not interested in entering a plane at this time. </text:span></text:p>
          </table:table-cell>
          <table:table-cell table:number-columns-repeated="1019"/>
        </table:table-row>
        <table:table-row table:style-name="ro9">
          <table:table-cell office:value-type="string">
            <text:p>20</text:p>
          </table:table-cell>
          <table:table-cell office:value-type="string">
            <text:p>246</text:p>
          </table:table-cell>
          <table:table-cell office:value-type="string">
            <text:p>Early part of March 1929.</text:p>
          </table:table-cell>
          <table:table-cell/>
          <table:table-cell table:style-name="ce20"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he convention and Robert decided to go home with them. They insisted that he was not physically able to sail </text:span><text:span text:style-name="T11">"The St. Marie"</text:span><text:span text:style-name="T10"> alone and sent a pilot along with him. The trip was uneventful and on </text:span><text:span text:style-name="T11">March 5th</text:span><text:span text:style-name="T10"> Robert arrived in New York. On his arrival he went immediately to his office and laboratories where he found Walter and Edna </text:span><text:span text:style-name="T13">glad to see him. They told him that he looked much </text:span><text:span text:style-name="T10">improved in health.</text:span></text:p>
          </table:table-cell>
          <table:table-cell table:number-columns-repeated="1019"/>
        </table:table-row>
        <table:table-row table:style-name="ro14">
          <table:table-cell office:value-type="string">
            <text:p>27</text:p>
          </table:table-cell>
          <table:table-cell office:value-type="string">
            <text:p>300</text:p>
          </table:table-cell>
          <table:table-cell table:number-columns-repeated="2"/>
          <table:table-cell table:style-name="ce11"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11">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17" office:value-type="string">
            <text:p><text:span text:style-name="T10">Supreme Commander Gordon departed from Washington that night in the old </text:span><text:span text:style-name="T11">“St. Marie”</text:span><text:span text:style-name="T10"> which he had ordered brought to Washington to convey him back, taking with him Colonel Walter Kennelworth. He had instructed </text:span><text:span text:style-name="T13"><text:s/>Colonel Edna Kennelworth to meet him at the Mammouth </text:span><text:span text:style-name="T10">Building in New York. On arrival he proceeded at once to put the top floor in order for the “Demon of Death” to be moved in.</text:span></text:p>
          </table:table-cell>
          <table:table-cell table:number-columns-repeated="1019"/>
        </table:table-row>
        <table:table-row table:style-name="ro7">
          <table:table-cell/>
          <table:table-cell office:value-type="string">
            <text:p>339</text:p>
          </table:table-cell>
          <table:table-cell office:value-type="string">
            <text:p>The dead hours of the night on October 21, 1931.</text:p>
          </table:table-cell>
          <table:table-cell/>
          <table:table-cell table:style-name="ce17"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9">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17"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per hour</text:span>.</text:p>
          </table:table-cell>
          <table:table-cell office:value-type="string">
            <text:p>Reference to an airplane speed that matches the St. Marie.</text:p>
          </table:table-cell>
          <table:table-cell table:number-columns-repeated="1018"/>
        </table:table-row>
        <table:table-row table:style-name="ro9">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table table:name="Muffler" table:style-name="ta1" table:print="false">
        <table:table-column table:style-name="co12" table:default-cell-style-name="ce7"/>
        <table:table-column table:style-name="co13" table:default-cell-style-name="ce7"/>
        <table:table-column table:style-name="co14" table:default-cell-style-name="ce7"/>
        <table:table-column table:style-name="co10" table:default-cell-style-name="ce7"/>
        <table:table-column table:style-name="co15" table:default-cell-style-name="ce7"/>
        <table:table-column table:style-name="co16" table:default-cell-style-name="ce7"/>
        <table:table-column table:style-name="co4" table:number-columns-repeated="1018" table:default-cell-style-name="ce7"/>
        <table:table-row table:style-name="ro13">
          <table:table-cell table:style-name="Default" office:value-type="string">
            <text:p>Results of searches for keywords: muffler, noiseless , and silent (silent related to motor).</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1">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22"/>
          <table:table-cell table:number-columns-repeated="1018"/>
        </table:table-row>
        <table:table-row table:style-name="ro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12">
          <table:table-cell office:value-type="string">
            <text:p>19</text:p>
          </table:table-cell>
          <table:table-cell office:value-type="string">
            <text:p>226</text:p>
          </table:table-cell>
          <table:table-cell office:value-type="string">
            <text:p>Latter part of May 1928</text:p>
          </table:table-cell>
          <table:table-cell/>
          <table:table-cell table:style-name="ce17" office:value-type="string">
            <text:p><text:s/>In May, 1928, Walter received a radiogram from Robert saying that <text:span text:style-name="T21">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12">
          <table:table-cell office:value-type="string">
            <text:p>19</text:p>
          </table:table-cell>
          <table:table-cell office:value-type="string">
            <text:p>227</text:p>
          </table:table-cell>
          <table:table-cell table:style-name="ce13" office:value-type="string">
            <text:p>Latter part of May 1928</text:p>
          </table:table-cell>
          <table:table-cell/>
          <table:table-cell table:style-name="ce17"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7">
          <table:table-cell/>
          <table:table-cell office:value-type="string">
            <text:p>235</text:p>
          </table:table-cell>
          <table:table-cell table:style-name="ce13" office:value-type="string">
            <text:p>Fall of 1928.</text:p>
          </table:table-cell>
          <table:table-cell/>
          <table:table-cell table:style-name="ce1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6">
          <table:table-cell office:value-type="string">
            <text:p>25</text:p>
          </table:table-cell>
          <table:table-cell office:value-type="string">
            <text:p>277, 278</text:p>
          </table:table-cell>
          <table:table-cell office:value-type="string">
            <text:p>April, 1930</text:p>
          </table:table-cell>
          <table:table-cell/>
          <table:table-cell table:style-name="ce11" office:value-type="string">
            <text:p><text:span text:style-name="T10"><text:s/></text:span><text:span text:style-name="T10">At that time they knew nothing about his long years of secret work and his great inventions, but they soon learned the value of his discovery and</text:span><text:span text:style-name="T13"> </text:span><text:span text:style-name="T12">patent which he had sold to Japan, -- the muffler which </text:span><text:span text:style-name="T11">made the airplane silent</text:span><text:span text:style-name="T10">. <text:s/></text:span><text:span text:style-name="T13"><text:s/>The United States Government fearing that Japan </text:span><text:span text:style-name="T10">would make the first attack on the Pacific Coast either around Los Angeles or San Francisco, rushed the battle fleet to the Pacific. This proved to be one of the greatest mistakes of the war. As soon as the battleships cruised into the Pacific, </text:span><text:span text:style-name="T11">Japan attacked from the air with their noiseless airplanes and began dropping deadly bombs from great heights. </text:span><text:span text:style-name="T10">The anti-aircraft guns from the decks of the battleships were powerless to reach the bombing planes at such great heights.</text:span><text:span text:style-name="T13"> They knew that </text:span><text:span text:style-name="T12">Japan had some </text:span><text:span text:style-name="T11">invention that was superior to ours which enabled them to reach such great heights that their airships were practically immune from attack.</text:span></text:p>
          </table:table-cell>
          <table:table-cell table:number-columns-repeated="1019"/>
        </table:table-row>
        <table:table-row table:style-name="ro17">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follow up her victory gained on the water by attacking Los Angeles from the air in the</text:span></text:p>
            <text:p><text:span text:style-name="T10">middle of May. </text:span><text:span text:style-name="T11">Here again the great value of the silent motor was proved</text:span><text:span text:style-name="T10"> and the height to which the Japanese plane could rise. As the enemy stole over the city in the silence of the night, not a sound could be heard from their motors at the great heights which they were sailing. <text:s/></text:span><text:span text:style-name="T13"><text:s/>Then the giant aircraft guns were trained on the enemy, </text:span><text:span text:style-name="T10">but the distance was so great and the planes moving so swiftly, that they were unable to do much damage. <text:s/></text:span><text:span text:style-name="T13"><text:s/>They only succeeded in bringing down three of the bombing </text:span><text:span text:style-name="T10">planes. The United States scouting planes were sent out immediately, followed by the fighting planes</text:span></text:p>
            <text:p><text:span text:style-name="T10">carrying 6-inch guns. They found that the </text:span><text:span text:style-name="T11">Japanese planes were dropping bombs from a height of 60,000 to 80,000 feet</text:span><text:span text:style-name="T10"> and the United States planes were unable to rise high enough to attack them.</text:span></text:p>
          </table:table-cell>
          <table:table-cell table:number-columns-repeated="1019"/>
        </table:table-row>
        <table:table-row table:style-name="ro4">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1">noiseless</text:span> put the United States at a great disadvantage.</text:p>
          </table:table-cell>
          <table:table-cell table:number-columns-repeated="1019"/>
        </table:table-row>
        <table:table-row table:style-name="ro3">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17">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18">
          <table:table-cell/>
          <table:table-cell table:style-name="ce1" office:value-type="float" office:value="330">
            <text:p>330</text:p>
          </table:table-cell>
          <table:table-cell table:style-name="ce1" office:value-type="string">
            <text:p>3 days before end of armistice, at the promotion of RG to Supreme commander.</text:p>
          </table:table-cell>
          <table:table-cell table:style-name="ce1"/>
          <table:table-cell table:style-name="ce1"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1">
          <table:table-cell/>
          <table:table-cell office:value-type="string">
            <text:p>332-333 (word 'noiseless' is on pg. 333).</text:p>
          </table:table-cell>
          <table:table-cell table:style-name="ce1"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9">
          <table:table-cell/>
          <table:table-cell table:style-name="ce1" office:value-type="float" office:value="339">
            <text:p>339</text:p>
          </table:table-cell>
          <table:table-cell office:value-type="string">
            <text:p>October 21, 1931, during the dead hours of the night.</text:p>
          </table:table-cell>
          <table:table-cell table:style-name="ce1"/>
          <table:table-cell table:style-name="ce1"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1"/>
          <table:table-cell table:number-columns-repeated="1018"/>
        </table:table-row>
        <table:table-row table:style-name="ro1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12">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17" table:default-cell-style-name="ce7"/>
        <table:table-column table:style-name="co18" table:default-cell-style-name="ce7"/>
        <table:table-column table:style-name="co19" table:default-cell-style-name="ce7"/>
        <table:table-column table:style-name="co4" table:default-cell-style-name="ce7"/>
        <table:table-column table:style-name="co20" table:default-cell-style-name="ce7"/>
        <table:table-column table:style-name="co21"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9">
          <table:table-cell office:value-type="string">
            <text:p>19</text:p>
          </table:table-cell>
          <table:table-cell office:value-type="string">
            <text:p>229</text:p>
          </table:table-cell>
          <table:table-cell office:value-type="string">
            <text:p>Current timestamp is June 1928</text:p>
          </table:table-cell>
          <table:table-cell/>
          <table:table-cell table:style-name="ce18"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22">also a machine which he named the </text:span><text:span text:style-name="T11">"Tel-talk." </text:span><text:span text:style-name="T22">This machine was </text:span><text:span text:style-name="T11">made on the principle of the </text:span><text:span text:style-name="T23">radio</text:span><text:span text:style-name="T11">; </text:span><text:span text:style-name="T22">by </text:span><text:span text:style-name="T11">raising and lowering it at certain angles</text:span><text:span text:style-name="T22"> it would record all the conferences in the different buildings in Wall Street. Robert also </text:span><text:span text:style-name="T11">used this machine to get reports on all the conferences of the big manipulators. </text:span><text:span text:style-name="T10">He knew that manipulators in Wall Street suspected that in some way he understood their plans as he was making money too fast and they were </text:span><text:span text:style-name="T22">conspiring to find a way to get him</text:span><text:span text:style-name="T24"> wrong on the market</text:span><text:span text:style-name="T13"> and break him. </text:span><text:span text:style-name="T12">They changed </text:span><text:span text:style-name="T11">their plans often but found that each time Robert was on the right side of the market.</text:span><text:span text:style-name="T10"> Even his friend Walter knew nothing about Robert's latest invention. He kept it in a secret room, and no one had ever seen it but himself. It was a very </text:span><text:span text:style-name="T11">delicate little machine with indicators like a compass, delicately balanced and operated by electricity.</text:span><text:span text:style-name="T10"> His success was causing great excitement and schemers wanted to get his secret. They knew that Edna Quinton had been in his office ever since he was in New York.</text:span></text:p>
          </table:table-cell>
          <table:table-cell/>
        </table:table-row>
        <table:table-row table:style-name="ro3">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21">away</text:span> and named it the "<text:span text:style-name="T1">Tel-Talk</text:span>."</text:p>
          </table:table-cell>
          <table:table-cell/>
        </table:table-row>
        <table:table-row table:style-name="ro10">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6">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10">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10">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6">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7">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12">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1" table:number-rows-repeated="66">
          <table:table-cell table:number-columns-repeated="6"/>
        </table:table-row>
        <table:table-row table:style-name="ro1">
          <table:table-cell table:number-columns-repeated="6"/>
        </table:table-row>
      </table:table>
      <table:table table:name="Machine for recording minds" table:style-name="ta1" table:print="false">
        <table:table-column table:style-name="co22" table:default-cell-style-name="ce7"/>
        <table:table-column table:style-name="co23" table:default-cell-style-name="ce7"/>
        <table:table-column table:style-name="co24" table:default-cell-style-name="ce7"/>
        <table:table-column table:style-name="co4" table:default-cell-style-name="ce7"/>
        <table:table-column table:style-name="co25" table:default-cell-style-name="ce7"/>
        <table:table-column table:style-name="co26" table:default-cell-style-name="ce7"/>
        <table:table-row table:style-name="ro13">
          <table:table-cell table:style-name="Default" office:value-type="string">
            <text:p>rluu: I searched for the following words (when it related to this invention): record, thought, mind.</text:p>
          </table:table-cell>
          <table:table-cell table:style-name="ce2"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20">
          <table:table-cell office:value-type="string">
            <text:p>19</text:p>
          </table:table-cell>
          <table:table-cell office:value-type="string">
            <text:p>229</text:p>
          </table:table-cell>
          <table:table-cell office:value-type="string">
            <text:p>Current timestamp is June 1928</text:p>
          </table:table-cell>
          <table:table-cell/>
          <table:table-cell table:style-name="ce26"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11">perfected a machine to read the minds of people a short distance away </text:span><text:span text:style-name="T10">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13"> wrong on the market and break him. They changed </text:span><text:span text:style-name="T10">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8">
          <table:table-cell office:value-type="string">
            <text:p>19</text:p>
          </table:table-cell>
          <table:table-cell office:value-type="string">
            <text:p>230, 231</text:p>
          </table:table-cell>
          <table:table-cell office:value-type="string">
            <text:p>Current timestamp is June 1928</text:p>
          </table:table-cell>
          <table:table-cell/>
          <table:table-cell table:style-name="ce18" office:value-type="string">
            <text:p><text:span text:style-name="T10"><text:s/></text:span><text:span text:style-name="T10">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11">little machine in the corner of the room and showed her some peculiar lines that the machine had recorded on the paper the night before.</text:span><text:span text:style-name="T10"> He told her that his </text:span><text:span text:style-name="T11">machine received the impressions of people's minds and recorded their </text:span><text:span text:style-name="T12"><text:s/>thoughts,</text:span><text:span text:style-name="T13"> </text:span><text:span text:style-name="T12">especially when they were greatly excited or </text:span><text:span text:style-name="T11">interested</text:span><text:span text:style-name="T10"> in any matter. He read to her from the </text:span><text:span text:style-name="T11">record on the machine in substance</text:span><text:span text:style-name="T10">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11">[RG] then showed her another record on the machine like a phonograph record which would record people's thoughts</text:span><text:span text:style-name="T10"> and told her that it indicated just what she had been thinking about. </text:span><text:span text:style-name="T11">The machine had read her mind and recorded her thoughts.</text:span><text:span text:style-name="T10">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love for her. She had always admired him but had never thought of loving him. </text:span><text:span text:style-name="T11">Now she knew that she did love him.</text:span></text:p>
          </table:table-cell>
          <table:table-cell/>
        </table:table-row>
        <table:table-row table:style-name="ro12">
          <table:table-cell table:style-name="ce1"/>
          <table:table-cell table:style-name="ce1" office:value-type="string">
            <text:p>237-238</text:p>
          </table:table-cell>
          <table:table-cell table:style-name="ce1" office:value-type="string">
            <text:p>None given, but it is near the end of 1928.</text:p>
          </table:table-cell>
          <table:table-cell table:style-name="ce1"/>
          <table:table-cell table:style-name="ce1"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3">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18"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23">rays</text:span><text:span text:style-name="T22"> from the sun and produce heat powerful enough to melt down skyscrapers in a few minutes. With these mirrors and the aid of electricity, they discovered a powerful </text:span><text:span text:style-name="T23">light ray </text:span><text:span text:style-name="T22">Robert knew that this was going to be of great value in the coming war. </text:span><text:span text:style-name="T10">They named this machine </text:span><text:span text:style-name="T11">"The Demon of Death."</text:span><text:span text:style-name="T10"> Miss 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ouched.</text:span><text:span text:style-name="T10">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hey intended to start to build a giant airship in a short time equipped with "The Demon of Death." They figured it would send a </text:span><text:span text:style-name="T11">powerful death ray 3000 to 5000 miles through space, destroying everything within a radius of 700 miles. </text:span><text:span text:style-name="T10">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3">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9">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7">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22">
          <table:table-cell table:style-name="ce27"/>
          <table:table-cell table:style-name="ce27" office:value-type="string">
            <text:p>310-311 (“ray” mentioned on pg. 311)</text:p>
          </table:table-cell>
          <table:table-cell table:style-name="ce27" office:value-type="string">
            <text:p>None given, but during the attack on Cairo, Illinois.</text:p>
          </table:table-cell>
          <table:table-cell table:style-name="ce27"/>
          <table:table-cell table:style-name="ce28"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battleships for miles in every direction</text:span><text:span text:style-name="T10">. He was circling the sky at a high altitude and watching for an opportunity. Finally, seeing the airplanes receding from Cairo when they thought they had completed the destruction, </text:span><text:span text:style-name="T11">he pressed a button </text:span><text:span text:style-name="T10">and turned loose the powerful</text:span><text:span text:style-name="T11"> electric ray</text:span><text:span text:style-name="T10">. In less than a minute every cruiser and hydroplane was blown to pieces or burnt up by the </text:span><text:span text:style-name="T11">electric current</text:span><text:span text:style-name="T10">.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27" office:value-type="string">
            <text:p>Connection to pg. 289.</text:p>
          </table:table-cell>
          <table:table-cell table:number-columns-repeated="1018"/>
        </table:table-row>
        <table:table-row table:style-name="ro23">
          <table:table-cell table:style-name="ce27"/>
          <table:table-cell table:style-name="ce27" office:value-type="string">
            <text:p>333-334 (“light rays” mentioned on pg. 334)</text:p>
          </table:table-cell>
          <table:table-cell table:style-name="ce27" table:number-columns-repeated="2"/>
          <table:table-cell table:style-name="ce29" office:value-type="string">
            <text:p><text:span text:style-name="T25">“</text:span><text:span text:style-name="T25">I have the plan already worked out for this Tunnel thru the Air. I expect to accomplish it by the use of certain light </text:span><text:span text:style-name="T2">rays</text:span><text:span text:style-name="T25">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2">rays</text:span><text:span text:style-name="T25">,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27" office:value-type="string">
            <text:p>The “light rays” talked about here are related to a Tunnel, not the DOD.</text:p>
          </table:table-cell>
          <table:table-cell table:number-columns-repeated="1018"/>
        </table:table-row>
        <table:table-row table:style-name="ro17">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17">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17">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8">
          <table:table-cell/>
          <table:table-cell office:value-type="string">
            <text:p>361-362 (DOD mentioned on pg. 361)</text:p>
          </table:table-cell>
          <table:table-cell office:value-type="string">
            <text:p>8 o'clock on the evening of June 8, [1932]</text:p>
          </table:table-cell>
          <table:table-cell/>
          <table:table-cell table:style-name="ce17"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11">10 o'clock that night</text:span><text:span text:style-name="T10">.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18">
          <table:table-cell/>
          <table:table-cell office:value-type="string">
            <text:p>362</text:p>
          </table:table-cell>
          <table:table-cell office:value-type="string">
            <text:p>10 minutes after 10 o'clock [pm, June 8, 1932].</text:p>
          </table:table-cell>
          <table:table-cell/>
          <table:table-cell table:style-name="ce17" office:value-type="string">
            <text:p><text:span text:style-name="T10"><text:s/></text:span><text:span text:style-name="T10">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11">Demon of Death</text:span><text:span text:style-name="T10">" around on the revolving base and turned on the rays, at the same time starting the</text:span></text:p>
            <text:p><text:span text:style-name="T10">sleeping gas machine working. He swept the territory for 50 or 60 miles in every direction, and as the rays from the "</text:span><text:span text:style-name="T11">Demon of Death</text:span><text:span text:style-name="T10">" struck the enemy planes, their motors leaped into a liquid flame. Supreme Commander Gordon saw that the "</text:span><text:span text:style-name="T11">Demon of Death</text:span><text:span text:style-name="T10">" was doing its work so he pressed a button and Colonel Edna Kennelworth appeared. He told her to put on powerful glasses and to look at the planes going down. One by one she saw the motors dissolved by the flame from the rays of the "</text:span><text:span text:style-name="T11">Demon of Death</text:span><text:span text:style-name="T10">" and the planes falling, one by one, to the ground.</text:span></text:p>
          </table:table-cell>
          <table:table-cell office:value-type="string">
            <text:p>Wave 1 (North) of the attack on New York City.</text:p>
          </table:table-cell>
          <table:table-cell table:number-columns-repeated="1018"/>
        </table:table-row>
        <table:table-row table:style-name="ro9">
          <table:table-cell/>
          <table:table-cell office:value-type="string">
            <text:p>362-363</text:p>
          </table:table-cell>
          <table:table-cell office:value-type="string">
            <text:p>A few minutes after the Northern army was wiped out.</text:p>
          </table:table-cell>
          <table:table-cell/>
          <table:table-cell table:style-name="ce11" office:value-type="string">
            <text:p><text:span text:style-name="T10"><text:s/></text:span><text:span text:style-name="T10">A few minutes after the Northern army was wiped out, the signal came that a great fleet of airplanes was 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crossed Fire Island. He let them get within </text:span><text:span text:style-name="T11">30 to 40 miles </text:span><text:span text:style-name="T10">as they came up across the Great South Bay, then he again turned loose the "</text:span><text:span text:style-name="T11">Demon of Death</text:span><text:span text:style-name="T10">."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24">
          <table:table-cell/>
          <table:table-cell office:value-type="string">
            <text:p>363-364 (DOD on pg. 363)</text:p>
          </table:table-cell>
          <table:table-cell office:value-type="string">
            <text:p>A little while longer [after the Wave 2 (East) attack on NYC].</text:p>
          </table:table-cell>
          <table:table-cell/>
          <table:table-cell table:style-name="ce17" office:value-type="string">
            <text:p><text:span text:style-name="T10"><text:s/></text:span><text:span text:style-name="T10">He watched a little while longer and saw across Staten Island another flock of planes which he knew was coming from Southern headquarters. He called Colonel Edna Kennelworth and said: "This time you may operate </text:span><text:span text:style-name="T23">'Spitfire'</text:span><text:span text:style-name="T10">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10">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11">English, German, Spanish, Austrian, Russian, Japanese, Turkish, and Arabian planes</text:span><text:span text:style-name="T10">. Certainly almost the entire world is</text:span><text:span text:style-name="T13"> 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7">
          <table:table-cell/>
          <table:table-cell office:value-type="string">
            <text:p>367</text:p>
          </table:table-cell>
          <table:table-cell office:value-type="string">
            <text:p>None given, but right after Wave 4 (West) of the attack on NYC.</text:p>
          </table:table-cell>
          <table:table-cell/>
          <table:table-cell table:style-name="ce17" office:value-type="string">
            <text:p><text:span text:style-name="T10"><text:s/></text:span><text:span text:style-name="T10">His first thought was of Marie, his next thought was of his old friend Walter Kennelworth. He sent the first message of the victory over his secret radio to him. "The enemy has attacked New York from four sides, more than 100,000 strong. The '</text:span><text:span text:style-name="T11">Demon of Death</text:span><text:span text:style-name="T10">' has done its work. The Tunnel machines have performed a miracle. More than 50,000</text:span></text:p>
            <text:p><text:span text:style-name="T10">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1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both the</text:span></text:p>
            <text:p><text:span text:style-name="T10">shields and the bucklers, the bows and the arrows, and the handstaves and the spears, and they shall burn them with fire seven years." This meant the "</text:span><text:span text:style-name="T11">Demon of Death</text:span><text:span text:style-name="T10">" which had burned up the motors of the attacking airplanes.</text:span></text:p>
          </table:table-cell>
          <table:table-cell table:number-columns-repeated="1019"/>
        </table:table-row>
        <table:table-row table:style-name="ro25">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aken down in the elevator to the 110</text:span><text:span text:style-name="T26">th</text:span><text:span text:style-name="T11"> floor</text:span><text:span text:style-name="T10"> to Supreme Commander Gordon's office. He found Colonel Edna Kennelworth </text:span><text:span text:style-name="T11">sentinel</text:span><text:span text:style-name="T10">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11">Demon of Death</text:span><text:span text:style-name="T10">" and the sleeping gas machines and said: "There is the fleet which has destroyed and 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pressed</text:span><text:span text:style-name="T10"> and in a few minutes "Marie the Angel of Mercy," Robert's big ship, appeared in front of the window.</text:span></text:p>
          </table:table-cell>
          <table:table-cell table:number-columns-repeated="1019"/>
        </table:table-row>
        <table:table-row table:style-name="ro26">
          <table:table-cell/>
          <table:table-cell office:value-type="string">
            <text:p>376</text:p>
          </table:table-cell>
          <table:table-cell office:value-type="string">
            <text:p>About 4:00 am [June 9, 1932].</text:p>
          </table:table-cell>
          <table:table-cell/>
          <table:table-cell table:style-name="ce11" office:value-type="string">
            <text:p>Supreme Commander Gordon then explained fully the working of the "<text:span text:style-name="T1">Demon of Death</text:span>" to the President. <text:span text:style-name="T13"><text:s/>They stepped upon board "Marie the Angel of Mercy," </text:span><text:span text:style-name="T10">sailed out across Long Island, slowed the plane down, 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never been on an airship that was anchored in the air and was amazed at Supreme Commander Gordon's marvelous invention. He handed the President</text:span><text:span text:style-name="T11"> a pair of powerful field glasses</text:span><text:span text:style-name="T10"> and told him to take a look. The river was almost choked with the wrecks of the airplanes which had gone down defying the "</text:span><text:span text:style-name="T11">Demon of Death</text:span><text:span text:style-name="T10">." Bodies of aviators wearing the uniforms of the </text:span><text:span text:style-name="T11">various 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17">
          <table:table-cell/>
          <table:table-cell office:value-type="string">
            <text:p>378</text:p>
          </table:table-cell>
          <table:table-cell office:value-type="string">
            <text:p>The forenoon of June 9 [1932].</text:p>
          </table:table-cell>
          <table:table-cell/>
          <table:table-cell table:style-name="ce11" office:value-type="string">
            <text:p><text:span text:style-name="T10"><text:s/></text:span><text:span text:style-name="T10">On their </text:span><text:span text:style-name="T11">return</text:span><text:span text:style-name="T10"> all was quiet in New York City. No one knew what had happened that night. The President could not find words to express his appreciation for this wonderful work. He asked the Supreme Commander what his future plans s</text:span><text:span text:style-name="T13">ere. </text:span><text:span text:style-name="T10">Supreme Commander Gordon told the President to read the Bible, especially Daniel's prophecy and the book of Ezekiel, and he would know what was yet to take place. It was agreed that the news of the success with the "</text:span><text:span text:style-name="T11">Demon of Death</text:span><text:span text:style-name="T10">" and the sleeping gas machine was to be kept secret and that the President was the only one to know of Robert's great invention. <text:s/></text:span><text:span text:style-name="T13"><text:s/>The President returned to Washington on the forenoon </text:span><text:span text:style-name="T10">of June 9th, feeling much elated over the wonderful victory, proud of his native 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12">
          <table:table-cell/>
          <table:table-cell office:value-type="string">
            <text:p>382</text:p>
          </table:table-cell>
          <table:table-cell office:value-type="string">
            <text:p>Early part of July 1932.</text:p>
          </table:table-cell>
          <table:table-cell/>
          <table:table-cell table:style-name="ce17" office:value-type="string">
            <text:p><text:span text:style-name="T10"><text:s/></text:span><text:span text:style-name="T10">The United States Army scouting planes reported that the enemy scouts were going out more frequently each night</text:span></text:p>
            <text:p><text:span text:style-name="T10">and some of them had been seen 50,000 or 60,000 feet in the air. They thought that they were getting ready to make another attack and were trying to get a line on what the United States forces were planning to do. The Supreme Commander went to </text:span><text:span text:style-name="T11">Washington</text:span><text:span text:style-name="T10"> to test out the "</text:span><text:span text:style-name="T11">Demon of Death</text:span><text:span text:style-name="T10">" which had been </text:span><text:span text:style-name="T11">installed in the Capitol Building</text:span><text:span text:style-name="T10"> and found it in good working </text:span><text:span text:style-name="T11">order</text:span><text:span text:style-name="T10">.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27">
          <table:table-cell/>
          <table:table-cell office:value-type="string">
            <text:p>382-383 (DOD mentioned on pg. 382)</text:p>
          </table:table-cell>
          <table:table-cell office:value-type="string">
            <text:p>Early part of July [1932]. <text:s/>July 2, [1932].</text:p>
          </table:table-cell>
          <table:table-cell/>
          <table:table-cell table:style-name="ce17" office:value-type="string">
            <text:p><text:span text:style-name="T10"><text:s/></text:span><text:span text:style-name="T10">In view of the splendid work done by Colonel Edna Kennelworth at the time of the attack on New York City, Supreme Commander Gordon decided to send her to </text:span><text:span text:style-name="T11">Washington</text:span><text:span text:style-name="T10"> and put her in charge of the sleeping gas distributing machine, the "</text:span><text:span text:style-name="T11">Demon of Death</text:span><text:span text:style-name="T10">," and the Tunnel machine. He instructed her that if an attack came upon Washington, she was not to use the "</text:span><text:span text:style-name="T11">Demon of Death</text:span><text:span text:style-name="T10">" unless the sleeping gas failed or they </text:span><text:span text:style-name="T13"><text:s/>failed to get the enemy aviators into the Tunnel thru </text:span><text:span text:style-name="T10">the Air. He believed that if attack came upon Washington, it would be the last and end the war. Because his country had ever stood for </text:span><text:span text:style-name="T11">love</text:span><text:span text:style-name="T10"> and liberty, if its Capitol was attacked he wanted it to be saved by a bloodless victory. It would mean much to the United States in future years if the </text:span><text:span text:style-name="T11">seat</text:span><text:span text:style-name="T10"> of government could</text:span></text:p>
            <text:p><text:span text:style-name="T10">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11">her shoulders</text:span><text:span text:style-name="T10">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11">Washington</text:span><text:span text:style-name="T10">. She arrived there on </text:span><text:span text:style-name="T11">July 2nd</text:span><text:span text:style-name="T10">, and did not have long to wait before seeing action.</text:span></text:p>
          </table:table-cell>
          <table:table-cell office:value-type="string">
            <text:p>Before the attack on Washington.</text:p>
          </table:table-cell>
          <table:table-cell table:number-columns-repeated="1018"/>
        </table:table-row>
        <table:table-row table:style-name="ro7">
          <table:table-cell/>
          <table:table-cell office:value-type="string">
            <text:p>392-393 (DOD mentioned on pg. 392).</text:p>
          </table:table-cell>
          <table:table-cell office:value-type="string">
            <text:p>July 20, [1932].</text:p>
          </table:table-cell>
          <table:table-cell/>
          <table:table-cell table:style-name="ce17" office:value-type="string">
            <text:p><text:span text:style-name="T10"><text:s/></text:span><text:span text:style-name="T10">He called Colonel Walter Kennelworth and Colonel Edna Kennelworth to his headquarters. Thanked them for their services to the country; assured them of his appreciation of their loyalty and devotion and promoted 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28">
          <table:table-cell/>
          <table:table-cell table:style-name="ce1" office:value-type="float" office:value="393">
            <text:p>393</text:p>
          </table:table-cell>
          <table:table-cell office:value-type="string">
            <text:p>July 20, [1932].</text:p>
          </table:table-cell>
          <table:table-cell table:style-name="ce1"/>
          <table:table-cell table:style-name="ce30" office:value-type="string">
            <text:p><text:span text:style-name="T17"><text:s/></text:span><text:span text:style-name="T17">In bidding good-bye to his loyal comrades, he told them that he was going to take Marie the Angel of Mercy, and was going alone to London, Berlin, Moscow, Madrid, Tokio and destroy buildings in these cities and with the </text:span><text:span text:style-name="T23">light ray</text:span><text:span text:style-name="T17">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13">Nations in regard to peace. </text:span><text:span text:style-name="T17">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27">Demon of Death</text:span><text:span text:style-name="T17">";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26">
          <table:table-cell/>
          <table:table-cell office:value-type="string">
            <text:p>393-394 (“death ray” mentioned on pg. 394).</text:p>
          </table:table-cell>
          <table:table-cell office:value-type="string">
            <text:p>7 am on July 21 [1932]. (RG's 7 days).</text:p>
          </table:table-cell>
          <table:table-cell/>
          <table:table-cell table:style-name="ce17" office:value-type="string">
            <text:p><text:span text:style-name="T10"><text:s/></text:span><text:span text:style-name="T10">At 7 A.M. on July 21st, Supreme Commander Gordon sailed away in the Marie the Angel </text:span><text:span text:style-name="T13">of Mercy and </text:span><text:span text:style-name="T12">in a little over three hours</text:span><text:span text:style-name="T13"> he was over </text:span><text:span text:style-name="T10">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29">
          <table:table-cell/>
          <table:table-cell office:value-type="string">
            <text:p>394-395</text:p>
          </table:table-cell>
          <table:table-cell table:number-columns-repeated="2"/>
          <table:table-cell table:style-name="ce11" office:value-type="string">
            <text:p><text:span text:style-name="T10"><text:s/></text:span><text:span text:style-name="T10">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13"> forth its destructive </text:span><text:span text:style-name="T2">rays</text:span><text:span text:style-name="T13"> and sleeping gas. He sailed </text:span><text:span text:style-name="T10">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4">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From there he proceeded to the beautiful city of Vienna and having the people removed from the buildings, turned on the "</text:span><text:span text:style-name="T11">Demon of Death</text:span><text:span text:style-name="T10">"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26">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The poor and uneducated people of </text:span><text:span text:style-name="T11">Russia</text:span><text:span text:style-name="T10">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11">safety</text:span><text:span text:style-name="T10">, turned on the "</text:span><text:span text:style-name="T11">Demon of Death</text:span><text:span text:style-name="T10">."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11">rays</text:span><text:span text:style-name="T10"> from the machine being invisible and Marie the Angel of Mercy being invisible. When he had 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30">
          <table:table-cell/>
          <table:table-cell office:value-type="string">
            <text:p>398</text:p>
          </table:table-cell>
          <table:table-cell office:value-type="string">
            <text:p>None given, but during RG's 7 days.</text:p>
          </table:table-cell>
          <table:table-cell/>
          <table:table-cell table:style-name="ce17"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2">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12">
          <table:table-cell/>
          <table:table-cell office:value-type="string">
            <text:p>398-399 (“death rays” split between the pages)</text:p>
          </table:table-cell>
          <table:table-cell office:value-type="string">
            <text:p>None given, but during RG's 7 days.</text:p>
          </table:table-cell>
          <table:table-cell/>
          <table:table-cell table:style-name="ce17" office:value-type="string">
            <text:p><text:span text:style-name="T10"><text:s/></text:span><text:span text:style-name="T10">The Japs had been the first to declare war upon the United States and make an attack and they must be taught a lesson which they would remember so long as the world stood. He ordered all the men removed from their battleships and proceeded to </text:span><text:span text:style-name="T11">discharge the </text:span><text:span text:style-name="T2">death rays</text:span><text:span text:style-name="T12"> into the water</text:span><text:span text:style-name="T13"> and destroy them. When he began </text:span><text:span text:style-name="T10">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31">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17" office:value-type="string">
            <text:p><text:span text:style-name="T10"><text:s/></text:span><text:span text:style-name="T10">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3">rays</text:span><text:span text:style-name="T10"> were powerful enough to melt down the mountains and that he would destroy some of the mountains of Mexico and all the</text:span></text:p>
            <text:p><text:span text:style-name="T10">old pyramids. Before he reached the City of Mexico, </text:span><text:span text:style-name="T13"><text:s/>he anchored over a mountain, turned on the </text:span><text:span text:style-name="T23">death ray</text:span><text:span text:style-name="T13"> </text:span><text:span text:style-name="T10">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31" table:number-rows-repeated="1048542">
          <table:table-cell table:number-columns-repeated="1024"/>
        </table:table-row>
        <table:table-row table:style-name="ro3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0">
          <table:table-cell office:value-type="string">
            <text:p>19</text:p>
          </table:table-cell>
          <table:table-cell office:value-type="string">
            <text:p>235</text:p>
          </table:table-cell>
          <table:table-cell office:value-type="string">
            <text:p>Fall of 1928</text:p>
          </table:table-cell>
          <table:table-cell/>
          <table:table-cell table:style-name="ce18" office:value-type="string">
            <text:p><text:span text:style-name="T10"><text:s/></text:span><text:span text:style-name="T10">Everything moved along smoothly after this. Walter and Edna were happy in their work and the Fall of 1928 rewarded them with a new and wonderful discovery. They had been able to perfect a </text:span><text:span text:style-name="T11">machine which would reflect light in such a way as to make an airplane invisible</text:span><text:span text:style-name="T10"> and this, together with Robert's noiseless invention, </text:span><text:span text:style-name="T11">solved the problem</text:span><text:span text:style-name="T10">. He knew now that in time of war,</text:span><text:span text:style-name="T11"> the plane could be used to sneak upon the enemy and that they would be unable to see or hear it</text:span><text:span text:style-name="T10">.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32">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12">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12">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32">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16">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21">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22">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33">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2">invisible</text:span> and <text:span text:style-name="T1">Marie the Angel of Mercy being </text:span><text:span text:style-name="T2">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67" table:default-cell-style-name="ce46"/>
        <table:table-column table:style-name="co68" table:default-cell-style-name="ce46"/>
        <table:table-column table:style-name="co24" table:default-cell-style-name="ce46"/>
        <table:table-column table:style-name="co4" table:default-cell-style-name="ce46"/>
        <table:table-column table:style-name="co69" table:default-cell-style-name="ce46"/>
        <table:table-column table:style-name="co70" table:default-cell-style-name="ce46"/>
        <table:table-column table:style-name="co4" table:number-columns-repeated="1018" table:default-cell-style-name="ce46"/>
        <table:table-row table:style-name="ro13">
          <table:table-cell table:style-name="ce43" office:value-type="string">
            <text:p>rluu: Post #22032 responds to someone who suggests that MAM might be Venus angles of Mercury.</text:p>
          </table:table-cell>
          <table:table-cell table:style-name="ce44" table:number-columns-repeated="5"/>
          <table:table-cell table:number-columns-repeated="1018"/>
        </table:table-row>
        <table:table-row table:style-name="ro13">
          <table:table-cell table:style-name="ce43" office:value-type="string">
            <text:p>rluu: The following are excerpts that I think are relevant for the search words: “Marie”, “angel”, “mercy”, “merci” (“merciful”, “merciless”).</text:p>
          </table:table-cell>
          <table:table-cell table:style-name="ce44" table:number-columns-repeated="5"/>
          <table:table-cell table:number-columns-repeated="1018"/>
        </table:table-row>
        <table:table-row table:style-name="ro13">
          <table:table-cell table:style-name="ce43" office:value-type="string">
            <text:p>rluu: I believe “mercy” to be related to the “mercy” node in the Tree of Life.</text:p>
          </table:table-cell>
          <table:table-cell table:style-name="ce44" table:number-columns-repeated="5"/>
          <table:table-cell table:number-columns-repeated="1018"/>
        </table:table-row>
        <table:table-row table:style-name="ro2">
          <table:table-cell table:style-name="ce44" office:value-type="string">
            <text:p>Chapter</text:p>
          </table:table-cell>
          <table:table-cell table:style-name="ce44" office:value-type="string">
            <text:p>Page</text:p>
          </table:table-cell>
          <table:table-cell table:style-name="ce44" office:value-type="string">
            <text:p>Timestamp given</text:p>
          </table:table-cell>
          <table:table-cell table:style-name="ce44" office:value-type="string">
            <text:p>Actual timestamp</text:p>
          </table:table-cell>
          <table:table-cell table:style-name="ce44" office:value-type="string">
            <text:p>Event</text:p>
          </table:table-cell>
          <table:table-cell table:style-name="ce44" office:value-type="string">
            <text:p>Notes/Comments</text:p>
          </table:table-cell>
          <table:table-cell table:number-columns-repeated="1018"/>
        </table:table-row>
        <table:table-row table:style-name="ro42">
          <table:table-cell table:style-name="ce45"/>
          <table:table-cell table:style-name="ce47" office:value-type="string">
            <text:p>2-4 (“archangel” mentioned on pg. 3, “angels” mentioned on pg. 3.)</text:p>
          </table:table-cell>
          <table:table-cell table:style-name="ce47" office:value-type="string">
            <text:p>“[RG] at about the age of five.”</text:p>
          </table:table-cell>
          <table:table-cell table:style-name="ce45"/>
          <table:table-cell table:style-name="ce47"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47" office:value-type="string">
            <text:p>This part in the beginning of the book seems to be about MAM in RG's 7 days, which is also described at the Peace Conference of the World.</text:p>
          </table:table-cell>
          <table:table-cell table:number-columns-repeated="1018"/>
        </table:table-row>
        <table:table-row table:style-name="ro43">
          <table:table-cell table:style-name="ce45"/>
          <table:table-cell table:style-name="ce47" office:value-type="string">
            <text:p>31-32 (“angel face” mentioned on pg. 31).</text:p>
          </table:table-cell>
          <table:table-cell table:style-name="ce47"/>
          <table:table-cell table:style-name="ce45"/>
          <table:table-cell table:style-name="ce47"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47" office:value-type="string">
            <text:p>Poem “A Broken Vow” included in a letter from Walter to Robert.</text:p>
          </table:table-cell>
          <table:table-cell table:number-columns-repeated="1018"/>
        </table:table-row>
        <table:table-row table:style-name="ro44">
          <table:table-cell table:style-name="ce45"/>
          <table:table-cell table:style-name="ce47" office:value-type="string">
            <text:p>169-170 (“angel faces” mentioned on pg. 170).</text:p>
          </table:table-cell>
          <table:table-cell table:style-name="ce47" office:value-type="string">
            <text:p>“[RG's] birthday” <text:s/>[June 9, 1927].</text:p>
          </table:table-cell>
          <table:table-cell table:style-name="ce45"/>
          <table:table-cell table:style-name="ce47"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21">courage</text:span> and <text:span text:style-name="T21">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47"/>
          <table:table-cell table:number-columns-repeated="1018"/>
        </table:table-row>
        <table:table-row table:style-name="ro7">
          <table:table-cell table:style-name="ce45"/>
          <table:table-cell table:style-name="ce47" office:value-type="string">
            <text:p>172</text:p>
          </table:table-cell>
          <table:table-cell table:style-name="ce47" office:value-type="string">
            <text:p>None given.</text:p>
          </table:table-cell>
          <table:table-cell table:style-name="ce45"/>
          <table:table-cell table:style-name="ce47"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47"/>
          <table:table-cell table:number-columns-repeated="1018"/>
        </table:table-row>
        <table:table-row table:style-name="ro2">
          <table:table-cell table:style-name="ce45"/>
          <table:table-cell table:style-name="ce47" office:value-type="string">
            <text:p>175</text:p>
          </table:table-cell>
          <table:table-cell table:style-name="ce47" office:value-type="string">
            <text:p>None given.</text:p>
          </table:table-cell>
          <table:table-cell table:style-name="ce45"/>
          <table:table-cell table:style-name="ce47" office:value-type="string">
            <text:p>Habakkuk 3:2: "O Lord, I have beard thy speech, and was afraid; O Lord, <text:span text:style-name="T1">revive thy work</text:span> in the <text:span text:style-name="T1">midst </text:span><text:span text:style-name="T1">of the years</text:span>, in<text:span text:style-name="T1"> the midst of the years make known</text:span>; in wrath remember <text:span text:style-name="T1">mercy</text:span>."</text:p>
          </table:table-cell>
          <table:table-cell table:style-name="ce47"/>
          <table:table-cell table:number-columns-repeated="1018"/>
        </table:table-row>
        <table:table-row table:style-name="ro16">
          <table:table-cell table:style-name="ce45"/>
          <table:table-cell table:style-name="ce47" office:value-type="string">
            <text:p>192-193 (“angel” mentioned on pg. 193).</text:p>
          </table:table-cell>
          <table:table-cell table:style-name="ce47" office:value-type="string">
            <text:p>None given, but the previous date is “Monday June 13 [1927]”, and it is probably still this day.</text:p>
          </table:table-cell>
          <table:table-cell table:style-name="ce45"/>
          <table:table-cell table:style-name="ce47" office:value-type="string">
            <text:p>A great love like this must come to every man. In the <text:span text:style-name="T1">Springtime</text:span> of life it may be, or in those <text:span text:style-name="T1">sunny </text:span><text:span text:style-name="T1">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text:span><text:span text:style-name="T1">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47" office:value-type="string">
            <text:p>Angel connected to eyes.</text:p>
          </table:table-cell>
          <table:table-cell table:number-columns-repeated="1018"/>
        </table:table-row>
        <table:table-row table:style-name="ro16">
          <table:table-cell table:style-name="ce45"/>
          <table:table-cell table:style-name="ce47" office:value-type="string">
            <text:p>206</text:p>
          </table:table-cell>
          <table:table-cell table:style-name="ce47" office:value-type="string">
            <text:p>None given, but last timestamp is “Fall and Winter of 1927”.</text:p>
          </table:table-cell>
          <table:table-cell table:style-name="ce45"/>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text:span><text:span text:style-name="T1">old wallet from his pocket</text:span>, took out a <text:span text:style-name="T1">package</text:span>, slowly unwrapped it. <text:s/>In there was a <text:span text:style-name="T1">picture</text:span> in a <text:span text:style-name="T1">little </text:span><text:span text:style-name="T1">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47"/>
          <table:table-cell table:number-columns-repeated="1018"/>
        </table:table-row>
        <table:table-row table:style-name="ro6">
          <table:table-cell table:style-name="ce45"/>
          <table:table-cell table:style-name="ce47" office:value-type="string">
            <text:p>211</text:p>
          </table:table-cell>
          <table:table-cell table:style-name="ce47" office:value-type="string">
            <text:p>None given, but last timestamp is “Fall and Winter of 1927”.</text:p>
          </table:table-cell>
          <table:table-cell table:style-name="ce45"/>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text:span><text:span text:style-name="T1">matter what happened.</text:span></text:p>
          </table:table-cell>
          <table:table-cell table:style-name="ce47"/>
          <table:table-cell table:number-columns-repeated="1018"/>
        </table:table-row>
        <table:table-row table:style-name="ro26">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49"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text:span><text:span text:style-name="T10">minutes. With these mirrors and the aid of electricity, they discovered a powerful light ray Robert knew </text:span><text:span text:style-name="T10">that this was going to be of great value in the coming war. They named this machine "The Demon of </text:span><text:span text:style-name="T10">Death." Miss Quinton had been very much interested in this machine during the course of construction, </text:span><text:span text:style-name="T10">and she named it "Spit-Fire" because it could send forth such powerful sparks of fire, destroying instantly </text:span><text:span text:style-name="T10">any metal that it touched. They held a conference and agreed that this new discovery must be kept </text:span><text:span text:style-name="T10">secret and should never be used except in the defense of the United States in time of war and only then </text:span><text:span text:style-name="T10">if our country was in dire peril and unable to cope with the enemy. There was one </text:span><text:span text:style-name="T13">secret connected with </text:span><text:span text:style-name="T13">the machine that only Robert </text:span><text:span text:style-name="T10">knew. </text:span><text:span text:style-name="T11">They intended to start to build a giant airship in a short time </text:span><text:span text:style-name="T11">equipped with "The Demon of Death." They figured it would send a powerful death ray 3000 to </text:span><text:span text:style-name="T11">5000 miles through space, destroying everything within a radius of 700 miles. Work was started </text:span><text:span text:style-name="T11">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9">
          <table:table-cell office:value-type="string">
            <text:p>20</text:p>
          </table:table-cell>
          <table:table-cell office:value-type="string">
            <text:p>237</text:p>
          </table:table-cell>
          <table:table-cell office:value-type="string">
            <text:p>Approaching the end of 1928</text:p>
          </table:table-cell>
          <table:table-cell/>
          <table:table-cell table:style-name="ce49" office:value-type="string">
            <text:p><text:span text:style-name="T10"><text:s/></text:span><text:span text:style-name="T10">Great progress had been made in aviation. Airplanes were carrying mail at the rate of 300 miles per </text:span><text:span text:style-name="T10">hour. Passenger lines were now starting all over the United States.</text:span><text:span text:style-name="T11"> "Marie the Angel of Mercy," </text:span><text:span text:style-name="T11">Robert's great ship, was rapidly nearing completion.</text:span><text:span text:style-name="T10"> The new </text:span><text:span text:style-name="T11">12-cylinder motor </text:span><text:span text:style-name="T10">had been tested </text:span><text:span text:style-name="T10">and the engineers had estimated that they would attain a</text:span><text:span text:style-name="T11"> speed</text:span></text:p>
            <text:p><text:span text:style-name="T11">of 1000 miles per hour</text:span><text:span text:style-name="T10">. Robert was elated over the success and knew that he would now be prepared </text:span><text:span text:style-name="T10">to help his country in time of its greatest need.</text:span></text:p>
          </table:table-cell>
          <table:table-cell table:number-columns-repeated="1019"/>
        </table:table-row>
        <table:table-row table:style-name="ro3">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50"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4">
          <table:table-cell/>
          <table:table-cell office:value-type="string">
            <text:p>254</text:p>
          </table:table-cell>
          <table:table-cell office:value-type="string">
            <text:p>None given.</text:p>
          </table:table-cell>
          <table:table-cell/>
          <table:table-cell table:style-name="ce50"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16">
          <table:table-cell/>
          <table:table-cell office:value-type="string">
            <text:p>255-256 (“angel” mentioned on pg. 256).</text:p>
          </table:table-cell>
          <table:table-cell office:value-type="string">
            <text:p>None given.</text:p>
          </table:table-cell>
          <table:table-cell/>
          <table:table-cell table:style-name="ce50"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9">
          <table:table-cell office:value-type="string">
            <text:p>24</text:p>
          </table:table-cell>
          <table:table-cell office:value-type="string">
            <text:p>271</text:p>
          </table:table-cell>
          <table:table-cell table:style-name="ce48" office:value-type="string">
            <text:p>Latter part of April, 1929</text:p>
          </table:table-cell>
          <table:table-cell/>
          <table:table-cell table:style-name="ce49" office:value-type="string">
            <text:p><text:span text:style-name="T10">He told Robert that [sleeping gas] must be kept a secret until time of war when with the new ship "Marie </text:span><text:span text:style-name="T10">the Angel of Mercy," traveling</text:span><text:span text:style-name="T11"> 1000 miles an hour</text:span><text:span text:style-name="T10">, they could go from one city to another or from one </text:span><text:span text:style-name="T10">battlefield to another, </text:span><text:span text:style-name="T11">release the gas and put everyone to sleep for 7 days</text:span><text:span text:style-name="T10">. In the meantime, with </text:span><text:span text:style-name="T10">"The Demon of Death" -- they could destroy the enemy's bases and fortifications; would be able to make </text:span><text:span text:style-name="T10">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6">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text:span><text:span text:style-name="T1">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text:span><text:span text:style-name="T1">Commander Gordon dispatched the sleeping gas by “Marie the Angel of Mercy,”</text:span> and it was distributed to the planes all across the country. <text:span text:style-name="T1">Colonel Kennelworth returned at the end of the </text:span><text:span text:style-name="T1">second day in “Marie the Angel of Mercy,” after distributing the sleeping gas and giving </text:span><text:span text:style-name="T1">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text:span><text:span text:style-name="T1">"Marie" </text:span>in the air. The new inventions were a perfect success and the machine <text:span text:style-name="T1">could rise to any </text:span><text:span text:style-name="T1">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text:span><text:span text:style-name="T1">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12">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text:span><text:span text:style-name="T1">large city</text:span>. <text:s/>He had also discovered how to send ships thru the air without an <text:span text:style-name="T1">aviator</text:span>, directing them by<text:span text:style-name="T1"> </text:span><text:span text:style-name="T1">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48" office:value-type="string">
            <text:p>354 is the number of days in a lunar year.</text:p>
          </table:table-cell>
          <table:table-cell table:number-columns-repeated="1018"/>
        </table:table-row>
        <table:table-row table:style-name="ro26">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text:span><text:span text:style-name="T1">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2">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text:span><text:span text:style-name="T1">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text:span><text:span text:style-name="T1">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16">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32">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7">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12">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4">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45">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7">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16">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text:span><text:span text:style-name="T1">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text:span><text:span text:style-name="T1">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22">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12">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text:span><text:span text:style-name="T1">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text:span><text:span text:style-name="T1">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12">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7">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7</text:p>
          </table:table-cell>
          <table:table-cell table:number-columns-repeated="2"/>
          <table:table-cell table:style-name="ce5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32">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text:span><text:span text:style-name="T1">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3">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14">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7">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9">
          <table:table-cell office:value-type="string">
            <text:p>39</text:p>
          </table:table-cell>
          <table:table-cell office:value-type="string">
            <text:p>401</text:p>
          </table:table-cell>
          <table:table-cell office:value-type="string">
            <text:p>Early on the morning of the 7<text:span text:style-name="T28">th</text:span> day [of RG's 7 days]. <text:s/>Just before noon on the 7<text:span text:style-name="T28">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1</text:p>
          </table:table-cell>
          <table:table-cell table:number-columns-repeated="2"/>
          <table:table-cell table:style-name="ce52"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7">
          <table:table-cell office:value-type="string">
            <text:p>35</text:p>
          </table:table-cell>
          <table:table-cell office:value-type="string">
            <text:p>402</text:p>
          </table:table-cell>
          <table:table-cell table:number-columns-repeated="2"/>
          <table:table-cell table:style-name="ce52"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11">
          <table:table-cell/>
          <table:table-cell office:value-type="string">
            <text:p>402</text:p>
          </table:table-cell>
          <table:table-cell office:value-type="string">
            <text:p>“Late on the 7<text:span text:style-name="T28">th</text:span> day”</text:p>
          </table:table-cell>
          <table:table-cell/>
          <table:table-cell table:style-name="ce52" office:value-type="string">
            <text:p><text:span text:style-name="T1">Late on the 7th day</text:span> the Allied Armies of the enemy began to awake. <text:span text:style-name="T1">Each day following for the next 6 </text:span><text:span text:style-name="T1">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12">
          <table:table-cell/>
          <table:table-cell office:value-type="string">
            <text:p>402-403</text:p>
          </table:table-cell>
          <table:table-cell office:value-type="string">
            <text:p>“the second day after SCG's arrival”</text:p>
          </table:table-cell>
          <table:table-cell/>
          <table:table-cell table:style-name="ce52"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26">
          <table:table-cell/>
          <table:table-cell office:value-type="string">
            <text:p>403</text:p>
          </table:table-cell>
          <table:table-cell office:value-type="string">
            <text:p>August 4, 1932</text:p>
          </table:table-cell>
          <table:table-cell/>
          <table:table-cell table:style-name="ce52"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
          <table:table-cell/>
          <table:table-cell office:value-type="string">
            <text:p>404</text:p>
          </table:table-cell>
          <table:table-cell table:number-columns-repeated="2"/>
          <table:table-cell table:style-name="ce52"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
          <table:table-cell/>
          <table:table-cell table:style-name="Default" office:value-type="string">
            <text:p>404-405</text:p>
          </table:table-cell>
          <table:table-cell table:number-columns-repeated="2"/>
          <table:table-cell table:style-name="ce52"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52"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text:span><text:span text:style-name="T1">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12">
          <table:table-cell/>
          <table:table-cell office:value-type="string">
            <text:p>405-406</text:p>
          </table:table-cell>
          <table:table-cell table:number-columns-repeated="2"/>
          <table:table-cell table:style-name="ce52"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52" office:value-type="string">
            <text:p><text:span text:style-name="T22">"Brothers and Sisters of the world: This is the greatest council that the world has ever known, for never </text:span><text:span text:style-name="T22">before in history has every nation gathered at a peace conference. We hope and verily believe this is to </text:span><text:span text:style-name="T22">be the last war. We expect to be one united people and follow the law laid down in the Bible, 'Love thy </text:span><text:span text:style-name="T22">neighbor as thyself.' Then there can be no more wars. It</text:span><text:span text:style-name="T24"> is my purpose at this time to introduce to you a </text:span><text:span text:style-name="T24">man </text:span><text:span text:style-name="T22">who needs no introduction, the prince of peace, a man of sorrow and acquainted with grief -- the </text:span><text:span text:style-name="T22">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text:span><text:span text:style-name="T22">be repaid. I now commend you to his care and keeping. Whatever terms he may make for peace, the </text:span><text:span text:style-name="T22">United States Government will</text:span></text:p>
            <text:p><text:span text:style-name="T22">ratify and confirm. I now take pleasure in presenting to you our Supreme Commander Robert Gordon </text:span><text:span text:style-name="T22">who will now address you."</text:span></text:p>
          </table:table-cell>
          <table:table-cell table:number-columns-repeated="1019"/>
        </table:table-row>
        <table:table-row table:style-name="ro3">
          <table:table-cell/>
          <table:table-cell office:value-type="string">
            <text:p>408</text:p>
          </table:table-cell>
          <table:table-cell table:number-columns-repeated="2"/>
          <table:table-cell table:style-name="ce53" office:value-type="string">
            <text:p><text:span text:style-name="T10"><text:s/></text:span><text:span text:style-name="T10">Supreme Commander Gordon arose and tried to quiet the great crowd. Women were on their feet and </text:span><text:span text:style-name="T10">men were shouting, "Hail the most just and </text:span><text:span text:style-name="T11">merciful</text:span><text:span text:style-name="T10"> man in the world." There was a mad rush to try to </text:span><text:span text:style-name="T10">get to the platform to shake his hand. When the noise had quieted down and order been restored </text:span><text:span text:style-name="T10">Supreme Commander Gordon raised the Holy Bible and said [...]</text:span></text:p>
          </table:table-cell>
          <table:table-cell table:number-columns-repeated="1019"/>
        </table:table-row>
        <table:table-row table:style-name="ro22">
          <table:table-cell/>
          <table:table-cell office:value-type="string">
            <text:p>408-409 (“merciful” mentioned on pg. 409).</text:p>
          </table:table-cell>
          <table:table-cell table:number-columns-repeated="2"/>
          <table:table-cell table:style-name="ce54" office:value-type="string">
            <text:p><text:span text:style-name="T39">"Brothers and Sisters of the United World: "The terms laid down in this book are the terms of peace that I </text:span><text:span text:style-name="T39">offer you. I am going to offer you peace on the same terms that Jesus would give you. The United States </text:span><text:span text:style-name="T39">has always stood for liberty and as the land of liberty it must set an example of peace and brotherly love </text:span><text:span text:style-name="T39">to the world as it has always done before. This</text:span></text:p>
            <text:p><text:span text:style-name="T39">country has never engaged in a war for personal gain. In the great World War, we refused to accept any </text:span><text:span text:style-name="T39">indemnities. We made the fight for a principle, not for money or territory. <text:s/></text:span><text:span text:style-name="T25">"Now the United States will </text:span><text:span text:style-name="T25">make no demand upon </text:span><text:span text:style-name="T39">any nation. There is no longer to be different nations of the world, but the</text:span><text:span text:style-name="T11"> United </text:span><text:span text:style-name="T11">Kingdom of the World</text:span><text:span text:style-name="T39">. The United States is to dictate peace to the world on the terms of brotherly love. </text:span><text:span text:style-name="T39">We will take no territory nor demand any indemnity. We will retain the gold supply of the world but will</text:span><text:span text:style-name="T11"> </text:span><text:span text:style-name="T11">follow the admonition of Jesus Christ when he said 'Feed my Lambs.'</text:span><text:span text:style-name="T39"> We will lend a helping </text:span><text:span text:style-name="T11">hand</text:span><text:span text:style-name="T39"> </text:span><text:span text:style-name="T39">to any nation that needs it. You are to return to your homes and loved ones and tell them that the </text:span><text:span text:style-name="T11">spirit </text:span><text:span text:style-name="T11">of God</text:span><text:span text:style-name="T39">, which is all-powerful and able to destroy, is ever </text:span><text:span text:style-name="T11">merciful</text:span><text:span text:style-name="T39"> and just and has spared your lives </text:span><text:span text:style-name="T39">and liberty. We refuse to take your money or territory and in return only ask and demand that you do unto </text:span><text:span text:style-name="T39">others as you would have them do unto you and as we have done unto you.</text:span></text:p>
          </table:table-cell>
          <table:table-cell table:number-columns-repeated="1019"/>
        </table:table-row>
        <table:table-row table:style-name="ro46">
          <table:table-cell/>
          <table:table-cell office:value-type="string">
            <text:p>410</text:p>
          </table:table-cell>
          <table:table-cell table:number-columns-repeated="2"/>
          <table:table-cell table:style-name="ce55" office:value-type="string">
            <text:p><text:span text:style-name="T40">"I demand that the </text:span><text:span text:style-name="T27">terms of peace</text:span><text:span text:style-name="T40"> be</text:span><text:span text:style-name="T27"> sign</text:span><text:span text:style-name="T40">ed by women as well as men. They are </text:span><text:span text:style-name="T40">more just and </text:span><text:span text:style-name="T27">merciful</text:span><text:span text:style-name="T40"> and will rule the country in the future. If women must continue to </text:span><text:span text:style-name="T40">be the mothers of our men, they must have the right to decide whether their sons shall </text:span><text:span text:style-name="T40">be sent to war or not. It will take time to </text:span><text:span text:style-name="T27">arrange the plans for cities and countries as </text:span><text:span text:style-name="T27">outlined by Ezekiel</text:span><text:span text:style-name="T40"> and I expect that the terms will be acceptable and signed by </text:span><text:span text:style-name="T24">the </text:span><text:span text:style-name="T24">good women of every nation. </text:span><text:span text:style-name="T17">"It is understood and agreed that the United States will retain </text:span><text:span text:style-name="T17">all of the inventions we now have for the prevention of war and I warn you that if </text:span><text:span text:style-name="T17">necessity ever demands it, for the protection of peace of the world, that a machine can </text:span><text:span text:style-name="T17">be built which will destroy every living soul on the earth. It can be directed from New </text:span><text:span text:style-name="T17">York City by a lone man without ever leaving here and do complete destructive work. </text:span><text:span text:style-name="T17">This is only a warning and not a threat. You have seen the power demonstrated by </text:span><text:span text:style-name="T27">Marie the Angel of Mercy</text:span><text:span text:style-name="T17">, and </text:span><text:span text:style-name="T27">mercy</text:span><text:span text:style-name="T17"> shown. You must respect this </text:span><text:span text:style-name="T27">divine law </text:span><text:span text:style-name="T17">and </text:span><text:span text:style-name="T27">divine power.</text:span><text:span text:style-name="T17"> Remember that this </text:span><text:span text:style-name="T27">victory</text:span><text:span text:style-name="T17"> is according to God's plan and God's will. I </text:span><text:span text:style-name="T17">take no credit to myself and for myself and my country ask nothing, except that you live </text:span><text:span text:style-name="T17">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
          <table:table-cell/>
          <table:table-cell office:value-type="string">
            <text:p>412-413 (“mercy” mentioned on pg. 413)</text:p>
          </table:table-cell>
          <table:table-cell table:number-columns-repeated="2"/>
          <table:table-cell table:style-name="ce52"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ext:span><text:span text:style-name="T1">the world</text:span>, but her love has left <text:span text:style-name="T1">charity</text:span> in my <text:span text:style-name="T1">heart</text:span> and for that <text:span text:style-name="T1">love</text:span> I have dealt with the enemy with<text:span text:style-name="T1"> </text:span><text:span text:style-name="T1">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16">
          <table:table-cell/>
          <table:table-cell office:value-type="string">
            <text:p>415-416 (“mercy” mentioned on pg. 415)</text:p>
          </table:table-cell>
          <table:table-cell table:number-columns-repeated="2"/>
          <table:table-cell table:style-name="ce52"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text:span><text:span text:style-name="T1">your mother, true and faithful to Marie</text:span> and now I want to <text:span text:style-name="T1">read Marie's letter to you written the day </text:span><text:span text:style-name="T1">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
          <table:table-cell/>
          <table:table-cell office:value-type="string">
            <text:p>417-418 (“mercy” mentioned on pg. 417 and pg. 418)</text:p>
          </table:table-cell>
          <table:table-cell table:number-columns-repeated="2"/>
          <table:table-cell table:style-name="ce52"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text:span><text:span text:style-name="T1">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13">
          <table:table-cell table:number-columns-repeated="4"/>
          <table:table-cell table:style-name="ce52"/>
          <table:table-cell table:number-columns-repeated="2"/>
          <table:table-cell office:value-type="string">
            <text:p>s</text:p>
          </table:table-cell>
          <table:table-cell table:number-columns-repeated="1016"/>
        </table:table-row>
        <table:table-row table:style-name="ro13" table:number-rows-repeated="31">
          <table:table-cell table:number-columns-repeated="4"/>
          <table:table-cell table:style-name="ce52"/>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41" table:default-cell-style-name="ce7"/>
        <table:table-column table:style-name="co28" table:default-cell-style-name="ce7"/>
        <table:table-column table:style-name="co42" table:default-cell-style-name="ce7"/>
        <table:table-column table:style-name="co4" table:default-cell-style-name="ce7"/>
        <table:table-column table:style-name="co25" table:default-cell-style-name="ce7"/>
        <table:table-column table:style-name="co43" table:default-cell-style-name="ce7"/>
        <table:table-column table:style-name="co4" table:number-columns-repeated="1018" table:default-cell-style-name="ce7"/>
        <table:table-row table:style-name="ro1">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8">
          <table:table-cell table:style-name="ce22"/>
          <table:table-cell table:style-name="ce36" office:value-type="string">
            <text:p>76-77 (“radio” mentioned on both pages).</text:p>
          </table:table-cell>
          <table:table-cell table:style-name="ce36" office:value-type="string">
            <text:p>None given.</text:p>
          </table:table-cell>
          <table:table-cell table:style-name="ce36"/>
          <table:table-cell table:style-name="ce36"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22"/>
          <table:table-cell table:number-columns-repeated="1018"/>
        </table:table-row>
        <table:table-row table:style-name="ro6">
          <table:table-cell table:style-name="ce22"/>
          <table:table-cell table:style-name="ce36" office:value-type="string">
            <text:p>226</text:p>
          </table:table-cell>
          <table:table-cell table:style-name="ce36" office:value-type="string">
            <text:p>May 1928</text:p>
          </table:table-cell>
          <table:table-cell table:style-name="ce36"/>
          <table:table-cell table:style-name="ce36"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22"/>
          <table:table-cell table:number-columns-repeated="1018"/>
        </table:table-row>
        <table:table-row table:style-name="ro11">
          <table:table-cell table:style-name="ce22"/>
          <table:table-cell table:style-name="ce36" office:value-type="string">
            <text:p>237</text:p>
          </table:table-cell>
          <table:table-cell table:style-name="ce37" office:value-type="string">
            <text:p><text:span text:style-name="T31">No timestamp given but previous timestamp to this is </text:span><text:span text:style-name="T32">near the end of 1928</text:span><text:span text:style-name="T31">. <text:s/></text:span></text:p>
          </table:table-cell>
          <table:table-cell table:style-name="ce36"/>
          <table:table-cell table:style-name="ce38" office:value-type="string">
            <text:p><text:span text:style-name="T33"><text:s/></text:span><text:span text:style-name="T33">With the great progress in </text:span><text:span text:style-name="T34">radio</text:span><text:span text:style-name="T33"> </text:span><text:span text:style-name="T34">messages thru the air, and radiograms</text:span><text:span text:style-name="T33">, Robert knew that in time of war,</text:span><text:span text:style-name="T35"> secret communications would be necessary. Spies could </text:span><text:span text:style-name="T33">steal codes, and </text:span><text:span text:style-name="T34">messages sent over the radio could be interpreted</text:span><text:span text:style-name="T33">; therefore, one of the great needs for the war in the air would be a way to communicate without detection. He finally succeeded in completing what he called </text:span><text:span text:style-name="T34">"The Pocket Radio."</text:span><text:span text:style-name="T36"> </text:span></text:p>
          </table:table-cell>
          <table:table-cell table:style-name="ce22"/>
          <table:table-cell table:number-columns-repeated="1018"/>
        </table:table-row>
        <table:table-row table:style-name="ro39">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39" office:value-type="string">
            <text:p><text:span text:style-name="T10"><text:s/></text:span><text:span text:style-name="T10">With the great progress in </text:span><text:span text:style-name="T11">radio messages thru the air, and radiograms</text:span><text:span text:style-name="T10">, Robert knew that in time of war, </text:span><text:span text:style-name="T37"><text:s/>secret communications would be necessary. Spies could </text:span><text:span text:style-name="T10">steal codes, and </text:span><text:span text:style-name="T11">messages sent over the radio could be interpreted</text:span><text:span text:style-name="T10">;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text:span><text:span text:style-name="T11">positive</text:span><text:span text:style-name="T22"> </text:span><text:span text:style-name="T11">radio</text:span><text:span text:style-name="T22"> was carried in one man's </text:span><text:span text:style-name="T11">pocket</text:span><text:span text:style-name="T22"> and the </text:span><text:span text:style-name="T11">negative in the other </text:span><text:span text:style-name="T22">and by </text:span><text:span text:style-name="T11">pressing the stem</text:span><text:span text:style-name="T22">, it could be changed from </text:span><text:span text:style-name="T11">positive into negative</text:span><text:span text:style-name="T22">. No sound was transmitted thru the air. The machine could be operated by certain motions of the fingers on a </text:span><text:span text:style-name="T11">little push button</text:span><text:span text:style-name="T22">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text:span><text:span text:style-name="T11">Government</text:span><text:span text:style-name="T10"> in time of war. He decided to keep this a </text:span><text:span text:style-name="T37"><text:s/>secret and have it ready to aid the United States at a </text:span><text:span text:style-name="T10">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40">
          <table:table-cell/>
          <table:table-cell table:style-name="ce36" office:value-type="string">
            <text:p>243</text:p>
          </table:table-cell>
          <table:table-cell table:style-name="ce36" office:value-type="string">
            <text:p>None given, but previous timestamp is “latter part of Febuary, 1929” and the next timestamp is “early part of March [1929]”. <text:s/></text:p>
          </table:table-cell>
          <table:table-cell table:style-name="ce36"/>
          <table:table-cell table:style-name="ce36"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2">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37" office:value-type="string">
            <text:p>This event took place at the Aviators' Costume Ball at Hotel Lafayette in Paris.</text:p>
          </table:table-cell>
          <table:table-cell table:number-columns-repeated="1018"/>
        </table:table-row>
        <table:table-row table:style-name="ro16">
          <table:table-cell/>
          <table:table-cell office:value-type="string">
            <text:p>282-283 (“secret radio” mentioned <text:s/>on pg. 283).</text:p>
          </table:table-cell>
          <table:table-cell table:number-columns-repeated="2"/>
          <table:table-cell table:style-name="ce40"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13" office:value-type="string">
            <text:p>It is an aid to the US Government.</text:p>
          </table:table-cell>
          <table:table-cell table:number-columns-repeated="1018"/>
        </table:table-row>
        <table:table-row table:style-name="ro1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22">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14">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24">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2">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13" office:value-type="string">
            <text:p>Attack on San Francisco. <text:s/>Why is “Pocket-Radio” hypenated?</text:p>
          </table:table-cell>
          <table:table-cell table:number-columns-repeated="1018"/>
        </table:table-row>
        <table:table-row table:style-name="ro39">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13" office:value-type="string">
            <text:p>Capture of Captain Robert Gordon by the Japanese at the attack on San Francisco.</text:p>
          </table:table-cell>
          <table:table-cell table:number-columns-repeated="1018"/>
        </table:table-row>
        <table:table-row table:style-name="ro41">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9">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20">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1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10">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26">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9">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12">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table:number-columns-repeated="1019"/>
        </table:table-row>
        <table:table-row table:style-name="ro14">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7">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12">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22">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10">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10">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12">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7">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9">
          <table:table-cell table:style-name="ce35"/>
          <table:table-cell table:style-name="ce35" office:value-type="string">
            <text:p>400</text:p>
          </table:table-cell>
          <table:table-cell office:value-type="string">
            <text:p>None given, but during RG's 7 days.</text:p>
          </table:table-cell>
          <table:table-cell table:style-name="ce35"/>
          <table:table-cell table:style-name="ce41"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7">
          <table:table-cell table:style-name="ce35"/>
          <table:table-cell table:style-name="ce35" office:value-type="string">
            <text:p>401</text:p>
          </table:table-cell>
          <table:table-cell table:style-name="ce35" office:value-type="string">
            <text:p>Just before noon on the 7<text:span text:style-name="T28">th</text:span> day of RG's 7 days.</text:p>
          </table:table-cell>
          <table:table-cell table:style-name="ce35"/>
          <table:table-cell table:style-name="ce35"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11">
          <table:table-cell table:style-name="ce35"/>
          <table:table-cell table:style-name="ce35" office:value-type="string">
            <text:p>402</text:p>
          </table:table-cell>
          <table:table-cell table:style-name="ce35" office:value-type="string">
            <text:p>“Late on the 7<text:span text:style-name="T28">th</text:span> day” of RG's 7 days.</text:p>
          </table:table-cell>
          <table:table-cell table:style-name="ce35"/>
          <table:table-cell table:style-name="ce35"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1" table:number-rows-repeated="18">
          <table:table-cell table:style-name="ce35" table:number-columns-repeated="6"/>
          <table:table-cell table:number-columns-repeated="1018"/>
        </table:table-row>
        <table:table-row table:style-name="ro1" table:number-rows-repeated="1048519">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65"/>
        <table:table-column table:style-name="co71" table:default-cell-style-name="ce65"/>
        <table:table-column table:style-name="co72" table:default-cell-style-name="ce65"/>
        <table:table-column table:style-name="co73" table:default-cell-style-name="ce65"/>
        <table:table-column table:style-name="co74" table:default-cell-style-name="ce65"/>
        <table:table-column table:style-name="co43" table:default-cell-style-name="ce65"/>
        <table:table-column table:style-name="co4" table:number-columns-repeated="1018" table:default-cell-style-name="ce65"/>
        <table:table-row table:style-name="ro13">
          <table:table-cell table:style-name="ce63" office:value-type="string">
            <text:p>rluu: Below are results of searching for “gas”. <text:s/>Next I will search for “sleep”, “noble”.</text:p>
          </table:table-cell>
          <table:table-cell table:style-name="ce63" table:number-columns-repeated="5"/>
          <table:table-cell table:number-columns-repeated="1018"/>
        </table:table-row>
        <table:table-row table:style-name="ro13">
          <table:table-cell table:style-name="ce63" office:value-type="string">
            <text:p><text:a xlink:href="http://en.wikipedia.org/wiki/Chemical_element#General_properties">http://en.wikipedia.org/wiki/Chemical_element#General_properties</text:a></text:p>
          </table:table-cell>
          <table:table-cell table:style-name="ce63" table:number-columns-repeated="5"/>
          <table:table-cell table:number-columns-repeated="1018"/>
        </table:table-row>
        <table:table-row table:style-name="ro13">
          <table:table-cell table:style-name="ce63" office:value-type="string">
            <text:p>The elements studied to date as solid samples have eight kinds of crystal structures: cubic, body-centered cubic, face-centered cubic, hexagonal, monoclinic, orthorhombic, rhombohedral, and tetragonal. </text:p>
          </table:table-cell>
          <table:table-cell table:style-name="ce63" table:number-columns-repeated="5"/>
          <table:table-cell table:number-columns-repeated="1018"/>
        </table:table-row>
        <table:table-row table:style-name="ro2">
          <table:table-cell table:style-name="ce64" office:value-type="string">
            <text:p>Chapter</text:p>
          </table:table-cell>
          <table:table-cell table:style-name="ce64" office:value-type="string">
            <text:p>Page</text:p>
          </table:table-cell>
          <table:table-cell table:style-name="ce64" office:value-type="string">
            <text:p>Timestamp given</text:p>
          </table:table-cell>
          <table:table-cell table:style-name="ce64" office:value-type="string">
            <text:p>Actual timestamp</text:p>
          </table:table-cell>
          <table:table-cell table:style-name="ce64" office:value-type="string">
            <text:p>Event</text:p>
          </table:table-cell>
          <table:table-cell table:style-name="ce64" office:value-type="string">
            <text:p>Notes/Comments</text:p>
          </table:table-cell>
          <table:table-cell table:number-columns-repeated="1018"/>
        </table:table-row>
        <table:table-row table:style-name="ro16">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4">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32">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32">
          <table:table-cell office:value-type="string">
            <text:p>24</text:p>
          </table:table-cell>
          <table:table-cell office:value-type="string">
            <text:p>271</text:p>
          </table:table-cell>
          <table:table-cell table:style-name="ce66" office:value-type="string">
            <text:p>Latter part of April, 1929</text:p>
          </table:table-cell>
          <table:table-cell/>
          <table:table-cell table:style-name="ce68" office:value-type="string">
            <text:p><text:span text:style-name="T10"><text:s/></text:span><text:span text:style-name="T22">Walter and Edna </text:span><text:span text:style-name="T11">had been working day and night for months</text:span><text:span text:style-name="T22"> on a great chemical discovery</text:span><text:span text:style-name="T10"> and had now succeeded in completing it. This discovery was a perfectly harmless </text:span><text:span text:style-name="T11">gas</text:span><text:span text:style-name="T10"> to be used in war or for medical purposes. </text:span><text:span text:style-name="T11">It would put people to sleep and they would remain asleep for 7 days</text:span><text:span text:style-name="T10">,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11"> [Edna] had taken the gas, remained asleep for 7 days, and felt no ill effects</text:span><text:span text:style-name="T10">. </text:span><text:span text:style-name="T11">Walter knew just exactly why it worked, because he was a great chemist and knew the natural law </text:span><text:span text:style-name="T22">behind the discovery</text:span><text:span text:style-name="T10">. He told Robert that this must be kept a secret until time of war when with the new ship "Marie the Angel of Mercy," traveling 1000 miles an hour, they could go from one city to another or from one battlefield to another, release the </text:span><text:span text:style-name="T11">gas</text:span><text:span text:style-name="T10"> </text:span><text:span text:style-name="T11">and put everyone to sleep for 7 days.</text:span><text:span text:style-name="T10">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First mention of the invention of sleeping gas. <text:s/><text:span text:style-name="T1">E = 2.718. <text:s/></text:span><text:span text:style-name="T21">MAM can utilize sleeping gas. <text:s/></text:span></text:p>
          </table:table-cell>
          <table:table-cell table:number-columns-repeated="1018"/>
        </table:table-row>
        <table:table-row table:style-name="ro12">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21">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12">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32">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20">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text:span text:style-name="T1">West, </text:span><text:span text:style-name="T21">the</text:span><text:span text:style-name="T1"> South </text:span><text:span text:style-name="T21">and</text:span><text:span text:style-name="T1"> </text:span><text:span text:style-name="T21">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7">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cylinder motors</text:span>; were operated by <text:span text:style-name="T1">electricity</text:span> as well as <text:span text:style-name="T1">gas</text:span><text:span text:style-name="T21">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12">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Mercy" </text:span>could carry enough <text:span text:style-name="T1">sleeping gas</text:span> to destroy or put to <text:span text:style-name="T1">sleep</text:span> people<text:span text:style-name="T1"> over thousands of miles of 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26">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16">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7">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7">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10">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21">watched them until they got within about </text:span><text:span text:style-name="T1">20 miles </text:span><text:span text:style-name="T21">of</text:span><text:span text:style-name="T1"> </text:span><text:span text:style-name="T21">New York City, </text:span>near Yonkers, then he slowly swung the<text:span text:style-name="T1"> "Demon of Death"</text:span> around on the<text:span text:style-name="T1"> 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Death"</text:span> struck the enemy planes, their motors leaped into a liquid flame. Supreme Commander Gordon saw that the "Demon of Death" was doing its work so <text:span text:style-name="T1">he pressed a button and Colonel Edna 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7">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21">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48">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21">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 <text:s/>Noble wife.</text:p>
          </table:table-cell>
          <table:table-cell table:number-columns-repeated="1018"/>
        </table:table-row>
        <table:table-row table:style-name="ro6">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26">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27">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16">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machine</text:span> was to be kept secret and that <text:span text:style-name="T1">the President was the only one to know of Robert's great invention. </text:span><text:s/>The President returned to <text:span text:style-name="T21">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49">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12">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14">
          <table:table-cell/>
          <table:table-cell table:style-name="ce66" office:value-type="string">
            <text:p>382-383 (“gas” mentioned on pg. 382).</text:p>
          </table:table-cell>
          <table:table-cell office:value-type="string">
            <text:p>July 2, [1932].</text:p>
          </table:table-cell>
          <table:table-cell/>
          <table:table-cell office:value-type="string">
            <text:p><text:span text:style-name="T43">In view of the splendid work done by </text:span><text:span text:style-name="T44">Colonel Edna Kennelworth</text:span><text:span text:style-name="T43"> at the time of the attack on New York City, Supreme Commander Gordon decided to send her to </text:span><text:span text:style-name="T44">Washington</text:span><text:span text:style-name="T43"> and put her in charge of the </text:span><text:span text:style-name="T44">sleeping gas distributing machine</text:span><text:span text:style-name="T43">, the </text:span><text:span text:style-name="T44">"Demon of Death,"</text:span><text:span text:style-name="T43"> and</text:span><text:span text:style-name="T44"> </text:span><text:span text:style-name="T45">the</text:span><text:span text:style-name="T44"> Tunnel machine.</text:span><text:span text:style-name="T43"> He instructed her that if an attack came upon </text:span><text:span text:style-name="T44">Washington</text:span><text:span text:style-name="T43">, she was not to use the "Demon of Death" unless the </text:span><text:span text:style-name="T44">sleeping gas</text:span><text:span text:style-name="T43"> failed or they failed to get the enemy aviators into the Tunnel thru the Air. He believed that if attack came upon Washington, it would be the last and end the war. Because his country had ever stood for love and liberty, if its Capitol was attacked he wanted it to be saved by a bloodless victory. It would mean much to the United States in future years if the </text:span><text:span text:style-name="T44">seat</text:span><text:span text:style-name="T43"> of </text:span><text:span text:style-name="T44">g</text:span><text:span text:style-name="T43">overnment could be protected without taking the life of one of the enemy. <text:s/>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her shoulders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Washington. She arrived there on July 2nd, [1932] and did not have long to wait before seeing action.</text:span></text:p>
            <text:p><text:span text:style-name="T43"/></text:p>
          </table:table-cell>
          <table:table-cell table:number-columns-repeated="1019"/>
        </table:table-row>
        <table:table-row table:style-name="ro44">
          <table:table-cell/>
          <table:table-cell office:value-type="string">
            <text:p>383-384 (“gas” mentioned on pg. 384)</text:p>
          </table:table-cell>
          <table:table-cell office:value-type="string">
            <text:p>“July 4<text:span text:style-name="T28">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44">
          <table:table-cell/>
          <table:table-cell office:value-type="string">
            <text:p>384-386 (“gas” mentioned on pg. 385).</text:p>
          </table:table-cell>
          <table:table-cell office:value-type="string">
            <text:p>“July 4<text:span text:style-name="T28">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27">
          <table:table-cell/>
          <table:table-cell table:style-name="ce67" office:value-type="string">
            <text:p>386-387</text:p>
          </table:table-cell>
          <table:table-cell office:value-type="string">
            <text:p>“July 4<text:span text:style-name="T28">th</text:span>, Independence Day” [1932].</text:p>
          </table:table-cell>
          <table:table-cell table:style-name="ce67"/>
          <table:table-cell table:style-name="ce67"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12">
          <table:table-cell/>
          <table:table-cell office:value-type="string">
            <text:p>387</text:p>
          </table:table-cell>
          <table:table-cell office:value-type="string">
            <text:p>“July 4<text:span text:style-name="T28">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his was imperative and that there was no one else who know how to handle the sleeping gas machine except Supreme Commander Gordon and Colonel Kennelworth and that she had been 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16">
          <table:table-cell/>
          <table:table-cell office:value-type="string">
            <text:p>387-388</text:p>
          </table:table-cell>
          <table:table-cell office:value-type="string">
            <text:p>“July 4<text:span text:style-name="T28">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7">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HUNDRED THOUSAND</text:span> OF THE ENEMY'S AIRSHIPS HAVE BEEN CAPTURED. <text:s/><text:span text:style-name="T1">HUNDREDS OF 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45">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6">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9">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66" office:value-type="string">
            <text:p>Right before RG's 7 days.</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66" office:value-type="string">
            <text:p>Right before RG's 7 days.</text:p>
          </table:table-cell>
          <table:table-cell table:number-columns-repeated="1018"/>
        </table:table-row>
        <table:table-row table:style-name="ro26">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12">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7">
          <table:table-cell/>
          <table:table-cell office:value-type="string">
            <text:p>395</text:p>
          </table:table-cell>
          <table:table-cell table:style-name="ce66"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66" office:value-type="string">
            <text:p>RG's 7 days. <text:s/></text:p>
          </table:table-cell>
          <table:table-cell table:number-columns-repeated="1018"/>
        </table:table-row>
        <table:table-row table:style-name="ro10">
          <table:table-cell/>
          <table:table-cell office:value-type="string">
            <text:p>395-396</text:p>
          </table:table-cell>
          <table:table-cell table:style-name="ce66"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66" office:value-type="string">
            <text:p>RG's 7 days. <text:s/>Paris.</text:p>
          </table:table-cell>
          <table:table-cell table:number-columns-repeated="1018"/>
        </table:table-row>
        <table:table-row table:style-name="ro12">
          <table:table-cell/>
          <table:table-cell office:value-type="string">
            <text:p>396</text:p>
          </table:table-cell>
          <table:table-cell table:style-name="ce66"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66" office:value-type="string">
            <text:p>RG's 7 days. <text:s/>Paris.</text:p>
          </table:table-cell>
          <table:table-cell table:number-columns-repeated="1018"/>
        </table:table-row>
        <table:table-row table:style-name="ro7">
          <table:table-cell/>
          <table:table-cell office:value-type="string">
            <text:p>396-397</text:p>
          </table:table-cell>
          <table:table-cell table:style-name="ce66"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4">
          <table:table-cell/>
          <table:table-cell office:value-type="string">
            <text:p>397</text:p>
          </table:table-cell>
          <table:table-cell table:style-name="ce66"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text:span text:style-name="T21">Discharging</text:span> <text:span text:style-name="T1">sleeping gas</text:span> from his machine, he said good-bye to Vienna and proceeded to Moscow.</text:p>
          </table:table-cell>
          <table:table-cell table:style-name="ce66" office:value-type="string">
            <text:p>RG's 7 days. <text:s/>Vienna. <text:s/>“discharging”.</text:p>
          </table:table-cell>
          <table:table-cell table:number-columns-repeated="1018"/>
        </table:table-row>
        <table:table-row table:style-name="ro32">
          <table:table-cell/>
          <table:table-cell office:value-type="string">
            <text:p>397-398</text:p>
          </table:table-cell>
          <table:table-cell table:style-name="ce66" office:value-type="string">
            <text:p>None given, but it is July 22 [1932].</text:p>
          </table:table-cell>
          <table:table-cell/>
          <table:table-cell office:value-type="string">
            <text:p>The poor and uneducated people of <text:span text:style-name="T1">Russia</text:span> had been warned of his coming. The newspapers told them what had been happening in other cities, but the people refused to believe that they would not be destroyed. Many of them rushed to the waters and drowned themselves. <text:s/>Others went to the forests to hide. <text:span text:style-name="T1">Moscow</text:span>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text:span text:style-name="T1">destroying rays from the machine being invisible</text:span> and <text:span text:style-name="T1">Marie the Angel of Mercy being invisible</text:span>. When he had finished the destruction of the buildings, he turned loose the <text:span text:style-name="T1">sleeping gas,</text:span> darkened the city and sailed for <text:span text:style-name="T1">Constantinople</text:span>.</text:p>
          </table:table-cell>
          <table:table-cell office:value-type="string">
            <text:p>RG's 7 days. <text:s/>Moscow, Russia.</text:p>
          </table:table-cell>
          <table:table-cell table:number-columns-repeated="1018"/>
        </table:table-row>
        <table:table-row table:style-name="ro9">
          <table:table-cell/>
          <table:table-cell office:value-type="string">
            <text:p>398</text:p>
          </table:table-cell>
          <table:table-cell table:style-name="ce66" office:value-type="string">
            <text:p>None given, but it is July 22 [1932].</text:p>
          </table:table-cell>
          <table:table-cell/>
          <table:table-cell office:value-type="string">
            <text:p>He had notified the terrible <text:span text:style-name="T1">Turks</text:span>, who had sent such destructive airships to help conquer the United States, that he was going to open the <text:span text:style-name="T1">Dardanelles</text:span> from the air; and destroy the battleships in the <text:span text:style-name="T1">Black Sea</text:span>. When he arrived and all buildings were cleared, people were greatly frightened and some of them were praying to America's God to save them. Supreme Commander Gordon assured them that no lives would be taken. He then proceeded to destroy all their largest buildings, discharged the <text:span text:style-name="T1">death rays into the water</text:span> and blew up their ships; left the city in <text:span text:style-name="T1">dark</text:span>ness to <text:span text:style-name="T1">sleep in peace</text:span>.</text:p>
          </table:table-cell>
          <table:table-cell office:value-type="string">
            <text:p>RG's 7 days. <text:s/>Constantinople, Turkey. <text:s/>Dardanelles, and Black Sea.</text:p>
          </table:table-cell>
          <table:table-cell table:number-columns-repeated="1018"/>
        </table:table-row>
        <table:table-row table:style-name="ro4">
          <table:table-cell/>
          <table:table-cell office:value-type="string">
            <text:p>398</text:p>
          </table:table-cell>
          <table:table-cell table:style-name="ce66" office:value-type="string">
            <text:p>None given, but it is July 22 [1932].</text:p>
          </table:table-cell>
          <table:table-cell/>
          <table:table-cell office:value-type="string">
            <text:p>His next stop was at <text:span text:style-name="T1">Alexandria and Cairo, Egypt. </text:span><text:s/>He visited the <text:span text:style-name="T1">Pyramids</text:span>, notified the people that they were placed there according to a divine plan and that he would not destroy them. He destroyed the main buildings and blew up the warships, leaving the people <text:span text:style-name="T1">asleep</text:span> as he had done in other cities.</text:p>
          </table:table-cell>
          <table:table-cell office:value-type="string">
            <text:p>RG's 7 days. <text:s/>Alexandria and Cairo, Egypt.</text:p>
          </table:table-cell>
          <table:table-cell table:number-columns-repeated="1018"/>
        </table:table-row>
        <table:table-row table:style-name="ro3">
          <table:table-cell/>
          <table:table-cell office:value-type="string">
            <text:p>398</text:p>
          </table:table-cell>
          <table:table-cell table:style-name="ce66" office:value-type="string">
            <text:p>None given, but it is July 22 [1932].</text:p>
          </table:table-cell>
          <table:table-cell/>
          <table:table-cell office:value-type="string">
            <text:p>He notified the people in <text:span text:style-name="T1">Bombay, India</text:span>, that they had taken sides with England against us and that they must be shown an example of the power of the <text:span text:style-name="T1">Land of Freedom</text:span>. He destroyed their temples and large buildings and put the people <text:span text:style-name="T1">asleep</text:span>. Then went to <text:span text:style-name="T1">Pekin, China</text:span>, where he destroyed buildings which had stood for<text:span text:style-name="T1"> thousands of years</text:span>; discharged the<text:span text:style-name="T1"> sleeping gas</text:span> and proceeded to <text:span text:style-name="T1">Tokio</text:span>.</text:p>
          </table:table-cell>
          <table:table-cell office:value-type="string">
            <text:p>RG's 7 days. <text:s/>Bombay, India. <text:s/>Pekin, China. <text:s/></text:p>
          </table:table-cell>
          <table:table-cell table:number-columns-repeated="1018"/>
        </table:table-row>
        <table:table-row table:style-name="ro7">
          <table:table-cell/>
          <table:table-cell office:value-type="string">
            <text:p>398-399</text:p>
          </table:table-cell>
          <table:table-cell table:style-name="ce66" office:value-type="string">
            <text:p>None given, but it is July 22 [1932].</text:p>
          </table:table-cell>
          <table:table-cell/>
          <table:table-cell office:value-type="string">
            <text:p>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text:span text:style-name="T1">death rays into the water</text:span> and destroy them. When he began to destroy the important buildings the people thought that it was another <text:span text:style-name="T1">earthquake</text:span> because they had not forgotten how their buildings had crumbled down years before. He assured them that no lives would be taken, that they would be allowed to <text:span text:style-name="T1">sleep </text:span><text:span text:style-name="T21">for</text:span><text:span text:style-name="T1"> 7 days in peace</text:span>; leaving the city in <text:span text:style-name="T1">darkness</text:span> and the inhabitants <text:span text:style-name="T1">asleep</text:span>, he proceeded to<text:span text:style-name="T1"> Melbourne and Sydney, Australia.</text:span></text:p>
          </table:table-cell>
          <table:table-cell office:value-type="string">
            <text:p>RG's 7 days. <text:s/>Tokio, Japan.</text:p>
          </table:table-cell>
          <table:table-cell table:number-columns-repeated="1018"/>
        </table:table-row>
        <table:table-row table:style-name="ro4">
          <table:table-cell/>
          <table:table-cell office:value-type="string">
            <text:p>399</text:p>
          </table:table-cell>
          <table:table-cell table:style-name="ce66" office:value-type="string">
            <text:p>None given, but it is July 22 [1932].</text:p>
          </table:table-cell>
          <table:table-cell/>
          <table:table-cell office:value-type="string">
            <text:p><text:span text:style-name="T1">Australia</text:span> had remained neutral and was friendly to the United States. He carried<text:span text:style-name="T1"> a letter</text:span>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 <text:s/>Melbourne and Sydney, Australia.</text:p>
          </table:table-cell>
          <table:table-cell table:number-columns-repeated="1018"/>
        </table:table-row>
        <table:table-row table:style-name="ro14">
          <table:table-cell/>
          <table:table-cell office:value-type="string">
            <text:p>399-400</text:p>
          </table:table-cell>
          <table:table-cell table:style-name="ce66" office:value-type="string">
            <text:p>None given, but it is July 22 [1932].</text:p>
          </table:table-cell>
          <table:table-cell/>
          <table:table-cell office:value-type="string">
            <text:p>The <text:span text:style-name="T1">City of Mexico</text:span> was next notified that they would have the final and greatest demonstration of the power of <text:span text:style-name="T1">Marie the Angel of Mercy</text:span>. The <text:span text:style-name="T1">Mexicans</text:span> and <text:span text:style-name="T1">Spaniards</text:span> knew that Supreme Commander Gordon was born in the <text:span text:style-name="T1">State of Texas</text:span>. They remembered the Battle of the Alamo and Goliad. The poor class of Mexicans refused to believe after <text:span text:style-name="T1">Mexico had joined with Japan and Spain </text:span>against the United States, that any Texan would spare their lives. They had <text:span text:style-name="T1">prayed day and night</text:span> since they learned that the Supreme Commander of the United States with <text:span text:style-name="T1">Marie the Angel of Mercy</text:span> was to visit them. He told them that this machine took its power from the <text:span text:style-name="T1">air</text:span> and that the rays were powerful enough to melt down the mountains and that he would destroy some of the mountains of Mexico and all the old pyramids. Before he reached the<text:span text:style-name="T1"> City of Mexico</text:span>, he <text:span text:style-name="T1">anchored over a mountain</text:span>, turned on the death ray and the mountain crumbled to dust. The old pyramids were also destroyed. When he reached the <text:span text:style-name="T1">City of Mexico</text:span>,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text:span text:style-name="T1"> they would not be put to sleep because he wanted them to watch the silent, sleeping city while it remained in darkness for 7 days.</text:span></text:p>
          </table:table-cell>
          <table:table-cell table:style-name="ce66" office:value-type="string">
            <text:p><text:span text:style-name="T31">RG's 7 days. <text:s/>City of Mexico.</text:span></text:p>
          </table:table-cell>
          <table:table-cell table:number-columns-repeated="1018"/>
        </table:table-row>
        <table:table-row table:style-name="ro9">
          <table:table-cell/>
          <table:table-cell office:value-type="string">
            <text:p>400</text:p>
          </table:table-cell>
          <table:table-cell table:style-name="ce66" office:value-type="string">
            <text:p>None given, but it is July 22 [1932].</text:p>
          </table:table-cell>
          <table:table-cell/>
          <table:table-cell office:value-type="string">
            <text:p>When he had completed his destruction of the City of Mexico, he sent a <text:span text:style-name="T1">message by radio</text:span> to New York and Washington that he was on his way home and would pass over the <text:span text:style-name="T1">enemy's lines in California</text:span> and in the <text:span text:style-name="T1">central part of the United States</text:span>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 <text:s/>“<text:span text:style-name="T21">enemy's lines in California and in the central part of the United States”</text:span></text:p>
          </table:table-cell>
          <table:table-cell table:number-columns-repeated="1018"/>
        </table:table-row>
        <table:table-row table:style-name="ro7">
          <table:table-cell/>
          <table:table-cell office:value-type="string">
            <text:p>400-401</text:p>
          </table:table-cell>
          <table:table-cell table:style-name="ce66" office:value-type="string">
            <text:p>None given, but it is July 22 [1932].</text:p>
          </table:table-cell>
          <table:table-cell/>
          <table:table-cell office:value-type="string">
            <text:p>Supreme Commander Gordon sent a message to his old home town,<text:span text:style-name="T1"> Texarkana, Texas</text:span>, that he would anchor there and give everybody a view of Marie the Angel of Mercy. When he arrived there he <text:span text:style-name="T1">circled</text:span> over his own old home out near <text:span text:style-name="T1">Red River</text:span>; then sailed the "Marie" down <text:span text:style-name="T1">Stateline Avenue</text:span> and anchored her in the air about 100 feet above the street. He turned on the lights and made his great ship visible, so the people could see what had accomplished the great victory. It was the greatest celebration that Texarkana ever had. The people went wild with joy. His dear old mother was the happiest woman in the world. She greeted him affectionately; told him that all her dreams about him had come true.</text:p>
          </table:table-cell>
          <table:table-cell office:value-type="string">
            <text:p>RG's 7 days. <text:s/>Texarkana, Texas.</text:p>
          </table:table-cell>
          <table:table-cell table:number-columns-repeated="1018"/>
        </table:table-row>
        <table:table-row table:style-name="ro12">
          <table:table-cell/>
          <table:table-cell office:value-type="string">
            <text:p>401</text:p>
          </table:table-cell>
          <table:table-cell table:style-name="ce66" office:value-type="string">
            <text:p>Early on the morning of the 7<text:span text:style-name="T28">th</text:span> day.</text:p>
          </table:table-cell>
          <table:table-cell/>
          <table:table-cell office:value-type="string">
            <text:p>He could only make a short visit as he had to hurry on to<text:span text:style-name="T1"> New York</text:span>. He notified <text:span text:style-name="T1">Montreal, Canada, </text:span>that he would arrive there <text:span text:style-name="T1">early on the morning of the 7th day</text:span>. Montreal prepared for a great celebration. He arrived there<text:span text:style-name="T1"> soon after sunrise</text:span>, anchored the "Marie," and delivered a message to the people of Canada, thanking them for their loyalty and aid in our behalf. Invited them to be among the first to join in the <text:span text:style-name="T1">peace</text:span> <text:span text:style-name="T1">conference</text:span> in making the <text:span text:style-name="T1">United States of the World.</text:span> <text:s/></text:p>
          </table:table-cell>
          <table:table-cell office:value-type="string">
            <text:p>RG's 7 days. <text:s/>Montreal, Canada. <text:s/>“United States of the World” meaning apply the same structure that was applied to the United States, to the structure for RG's 7 days around the world?</text:p>
          </table:table-cell>
          <table:table-cell table:number-columns-repeated="1018"/>
        </table:table-row>
        <table:table-row table:style-name="ro50">
          <table:table-cell/>
          <table:table-cell office:value-type="string">
            <text:p>401</text:p>
          </table:table-cell>
          <table:table-cell office:value-type="string">
            <text:p>Just before noon on the 7<text:span text:style-name="T28">th</text:span> day.</text:p>
          </table:table-cell>
          <table:table-cell/>
          <table:table-cell table:style-name="ce66" office:value-type="string">
            <text:p><text:span text:style-name="T31">After bidding [Montreal, Canada] good-bye, he sailed for </text:span><text:span text:style-name="T32">New York, arriving just before noon on the 7th day</text:span><text:span text:style-name="T31"> after he had sailed away on his great trip around the world.</text:span></text:p>
          </table:table-cell>
          <table:table-cell table:style-name="ce66" office:value-type="string">
            <text:p><text:span text:style-name="T31">RG's 7 days. <text:s/>New York.</text:span></text:p>
          </table:table-cell>
          <table:table-cell table:number-columns-repeated="1018"/>
        </table:table-row>
        <table:table-row table:style-name="ro11">
          <table:table-cell/>
          <table:table-cell office:value-type="string">
            <text:p>401</text:p>
          </table:table-cell>
          <table:table-cell office:value-type="string">
            <text:p>None given, but it is around noon on the 7<text:span text:style-name="T28">th</text:span> day.</text:p>
          </table:table-cell>
          <table:table-cell/>
          <table:table-cell office:value-type="string">
            <text:p>Marie the Angel of Mercy <text:span text:style-name="T1">circled</text:span> <text:span text:style-name="T1">over</text:span> <text:span text:style-name="T1">New York</text:span> and landed at the<text:span text:style-name="T1"> Mammouth Building</text:span>. General Walter Kennelworth was on duty and reported what had happened during Supreme Commander Gordon's absence, altho he had kept in touch with him by radio all the time and informed him what was going on. Supreme Commander Gordon's orders had been carried out the day he left on his <text:span text:style-name="T21">7-day tour of the world</text:span> and <text:span text:style-name="T1">sleeping gas sprayed over all the enemy lines thruout the United States.</text:span></text:p>
          </table:table-cell>
          <table:table-cell table:style-name="ce66" office:value-type="string">
            <text:p><text:span text:style-name="T31">RG's 7 days. <text:s/>New York.</text:span></text:p>
          </table:table-cell>
          <table:table-cell table:number-columns-repeated="1018"/>
        </table:table-row>
        <table:table-row table:style-name="ro1" table:number-rows-repeated="1048508">
          <table:table-cell table:number-columns-repeated="1024"/>
        </table:table-row>
        <table:table-row table:style-name="ro1">
          <table:table-cell table:number-columns-repeated="1024"/>
        </table:table-row>
      </table:table>
      <table:table table:name="Communicator"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3">
          <table:table-cell table:number-columns-repeated="6"/>
        </table:table-row>
        <table:table-row table:style-name="ro1">
          <table:table-cell table:number-columns-repeated="6"/>
        </table:table-row>
      </table:table>
      <table:table table:name="Recorder" table:style-name="ta1">
        <table:table-column table:style-name="co54" table:default-cell-style-name="ce1"/>
        <table:table-column table:style-name="co55" table:default-cell-style-name="ce1"/>
        <table:table-column table:style-name="co56" table:default-cell-style-name="ce1"/>
        <table:table-column table:style-name="co4" table:default-cell-style-name="ce1"/>
        <table:table-column table:style-name="co57" table:default-cell-style-name="ce1"/>
        <table:table-column table:style-name="co58"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TTTA" table:style-name="ta1">
        <table:table-column table:style-name="co49" table:default-cell-style-name="ce1"/>
        <table:table-column table:style-name="co4" table:default-cell-style-name="ce1"/>
        <table:table-column table:style-name="co59" table:default-cell-style-name="ce1"/>
        <table:table-column table:style-name="co4" table:default-cell-style-name="ce1"/>
        <table:table-column table:style-name="co60" table:default-cell-style-name="ce1"/>
        <table:table-column table:style-name="co61" table:default-cell-style-name="ce1"/>
        <table:table-row table:style-name="ro1">
          <table:table-cell table:style-name="Default" table:number-columns-repeated="6"/>
        </table:table-row>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table-cell table:number-columns-repeated="6"/>
        </table:table-row>
      </table:table>
      <table:table table:name="Radium Ray" table:style-name="ta1">
        <table:table-column table:style-name="co62" table:default-cell-style-name="ce1"/>
        <table:table-column table:style-name="co4" table:default-cell-style-name="ce1"/>
        <table:table-column table:style-name="co59" table:default-cell-style-name="ce1"/>
        <table:table-column table:style-name="co4" table:default-cell-style-name="ce1"/>
        <table:table-column table:style-name="co63" table:default-cell-style-name="ce1"/>
        <table:table-column table:style-name="co64"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65" table:default-cell-style-name="ce1"/>
        <table:table-column table:style-name="co4" table:default-cell-style-name="ce1"/>
        <table:table-column table:style-name="co66"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2">12/02/2012</text:date>, <text:time>01:09: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4T19:15:21</meta:creation-date>
    <dc:date>2012-12-02T01:09:04</dc:date>
    <meta:editing-duration>P11DT1H50M7S</meta:editing-duration>
    <meta:editing-cycles>161</meta:editing-cycles>
    <meta:generator>LibreOffice/3.4$Unix LibreOffice_project/340m1$Build-1505</meta:generator>
    <dc:creator>Ryan </dc:creator>
    <meta:document-statistic meta:table-count="15" meta:cell-count="1075" meta:object-count="0"/>
  </office:meta>
</office:document-meta>
</file>